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61cm"/>
    </style:style>
    <style:style style:name="co2" style:family="table-column">
      <style:table-column-properties fo:break-before="auto" style:column-width="4.447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688cm"/>
    </style:style>
    <style:style style:name="co5" style:family="table-column">
      <style:table-column-properties fo:break-before="auto" style:column-width="17.655cm"/>
    </style:style>
    <style:style style:name="co6" style:family="table-column">
      <style:table-column-properties fo:break-before="auto" style:column-width="19.916cm"/>
    </style:style>
    <style:style style:name="co7" style:family="table-column">
      <style:table-column-properties fo:break-before="auto" style:column-width="23.592cm"/>
    </style:style>
    <style:style style:name="co8" style:family="table-column">
      <style:table-column-properties fo:break-before="auto" style:column-width="19.97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able-cell-properties fo:background-color="#579d1c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66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MUTANT</text:p>
          </table:table-cell>
          <table:table-cell office:value-type="string" calcext:value-type="string">
            <text:p>ANATLYSER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AN. OUTPUT</text:p>
          </table:table-cell>
          <table:table-cell office:value-type="string" calcext:value-type="string">
            <text:p>EX. OUTPUT</text:p>
          </table:table-cell>
          <table:table-cell office:value-type="string" calcext:value-type="string">
            <text:p>AN. EXCEP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]=&quot;error&quot;;[.C2]=&quot;error&quot;); &quot;true positive&quot;; IF(AND([.B2]=&quot;correct&quot;;[.C2]=&quot;correct&quot;); &quot;true negative&quot;; IF(AND([.B2]=&quot;error&quot;;[.C2]=&quot;correct&quot;); &quot;false positive&quot;; IF(AND([.B2]=&quot;correct&quot;;[.C2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10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3]=&quot;error&quot;;[.C3]=&quot;error&quot;); &quot;true positive&quot;; IF(AND([.B3]=&quot;correct&quot;;[.C3]=&quot;correct&quot;); &quot;true negative&quot;; IF(AND([.B3]=&quot;error&quot;;[.C3]=&quot;correct&quot;); &quot;false positive&quot;; IF(AND([.B3]=&quot;correct&quot;;[.C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1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4]=&quot;error&quot;;[.C4]=&quot;error&quot;); &quot;true positive&quot;; IF(AND([.B4]=&quot;correct&quot;;[.C4]=&quot;correct&quot;); &quot;true negative&quot;; IF(AND([.B4]=&quot;error&quot;;[.C4]=&quot;correct&quot;); &quot;false positive&quot;; IF(AND([.B4]=&quot;correct&quot;;[.C4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Operator2Place</text:p>
          </table:table-cell>
          <table:table-cell office:value-type="string" calcext:value-type="string">
            <text:p><text:s/>no binding for compulsory Place.type (STATICALLY_CONFIRMED) ;</text:p>
          </table:table-cell>
          <table:table-cell office:value-type="string" calcext:value-type="string">
            <text:p>The transformation produces ill-typed target models.; witness m100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12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5]=&quot;error&quot;;[.C5]=&quot;error&quot;); &quot;true positive&quot;; IF(AND([.B5]=&quot;correct&quot;;[.C5]=&quot;correct&quot;); &quot;true negative&quot;; IF(AND([.B5]=&quot;error&quot;;[.C5]=&quot;correct&quot;); &quot;false positive&quot;; IF(AND([.B5]=&quot;correct&quot;;[.C5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1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6]=&quot;error&quot;;[.C6]=&quot;error&quot;); &quot;true positive&quot;; IF(AND([.B6]=&quot;correct&quot;;[.C6]=&quot;correct&quot;); &quot;true negative&quot;; IF(AND([.B6]=&quot;error&quot;;[.C6]=&quot;correct&quot;); &quot;false positive&quot;; IF(AND([.B6]=&quot;correct&quot;;[.C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MachineToPlaces</text:p>
          </table:table-cell>
          <table:table-cell office:value-type="string" calcext:value-type="string">
            <text:p><text:s/>no binding for compulsory IdentifiableElement.name (STATICALLY_CONFIRMED) ;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1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7]=&quot;error&quot;;[.C7]=&quot;error&quot;); &quot;true positive&quot;; IF(AND([.B7]=&quot;correct&quot;;[.C7]=&quot;correct&quot;); &quot;true negative&quot;; IF(AND([.B7]=&quot;error&quot;;[.C7]=&quot;correct&quot;); &quot;false positive&quot;; IF(AND([.B7]=&quot;correct&quot;;[.C7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1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8]=&quot;error&quot;;[.C8]=&quot;error&quot;); &quot;true positive&quot;; IF(AND([.B8]=&quot;correct&quot;;[.C8]=&quot;correct&quot;); &quot;true negative&quot;; IF(AND([.B8]=&quot;error&quot;;[.C8]=&quot;correct&quot;); &quot;false positive&quot;; IF(AND([.B8]=&quot;correct&quot;;[.C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MachineToPlaces</text:p>
          </table:table-cell>
          <table:table-cell office:value-type="string" calcext:value-type="string">
            <text:p><text:s/>no binding for compulsory Place.type (STATICALLY_CONFIRMED) ;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1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9]=&quot;error&quot;;[.C9]=&quot;error&quot;); &quot;true positive&quot;; IF(AND([.B9]=&quot;correct&quot;;[.C9]=&quot;correct&quot;); &quot;true negative&quot;; IF(AND([.B9]=&quot;error&quot;;[.C9]=&quot;correct&quot;); &quot;false positive&quot;; IF(AND([.B9]=&quot;correct&quot;;[.C9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1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0]=&quot;error&quot;;[.C10]=&quot;error&quot;); &quot;true positive&quot;; IF(AND([.B10]=&quot;correct&quot;;[.C10]=&quot;correct&quot;); &quot;true negative&quot;; IF(AND([.B10]=&quot;error&quot;;[.C10]=&quot;correct&quot;); &quot;false positive&quot;; IF(AND([.B10]=&quot;correct&quot;;[.C1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AssemblerToPlaces</text:p>
          </table:table-cell>
          <table:table-cell office:value-type="string" calcext:value-type="string">
            <text:p><text:s/>no binding for compulsory IdentifiableElement.name (STATICALLY_CONFIRMED)</text:p>
          </table:table-cell>
          <table:table-cell office:value-type="string" calcext:value-type="string">
            <text:p>The transformation produces ill-typed target models.; witness m1014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18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1]=&quot;error&quot;;[.C11]=&quot;error&quot;); &quot;true positive&quot;; IF(AND([.B11]=&quot;correct&quot;;[.C11]=&quot;correct&quot;); &quot;true negative&quot;; IF(AND([.B11]=&quot;error&quot;;[.C11]=&quot;correct&quot;); &quot;false positive&quot;; IF(AND([.B11]=&quot;correct&quot;;[.C11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1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2]=&quot;error&quot;;[.C12]=&quot;error&quot;); &quot;true positive&quot;; IF(AND([.B12]=&quot;correct&quot;;[.C12]=&quot;correct&quot;); &quot;true negative&quot;; IF(AND([.B12]=&quot;error&quot;;[.C12]=&quot;correct&quot;); &quot;false positive&quot;; IF(AND([.B12]=&quot;correct&quot;;[.C1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AssemblerToPlaces</text:p>
          </table:table-cell>
          <table:table-cell office:value-type="string" calcext:value-type="string">
            <text:p><text:s/>no binding for compulsory Place.type (STATICALLY_CONFIRMED) ;</text:p>
          </table:table-cell>
          <table:table-cell office:value-type="string" calcext:value-type="string">
            <text:p>The transformation produces ill-typed target models.; witness m1014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3]=&quot;error&quot;;[.C13]=&quot;error&quot;); &quot;true positive&quot;; IF(AND([.B13]=&quot;correct&quot;;[.C13]=&quot;correct&quot;); &quot;true negative&quot;; IF(AND([.B13]=&quot;error&quot;;[.C13]=&quot;correct&quot;); &quot;false positive&quot;; IF(AND([.B13]=&quot;correct&quot;;[.C1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Factory2Net</text:p>
          </table:table-cell>
          <table:table-cell office:value-type="string" calcext:value-type="string">
            <text:p><text:s/>no binding for compulsory IdentifiableElement.name (STATICALLY_CONFIRMED) ;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20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4]=&quot;error&quot;;[.C14]=&quot;error&quot;); &quot;true positive&quot;; IF(AND([.B14]=&quot;correct&quot;;[.C14]=&quot;correct&quot;); &quot;true negative&quot;; IF(AND([.B14]=&quot;error&quot;;[.C14]=&quot;correct&quot;); &quot;false positive&quot;; IF(AND([.B14]=&quot;correct&quot;;[.C1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2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5]=&quot;error&quot;;[.C15]=&quot;error&quot;); &quot;true positive&quot;; IF(AND([.B15]=&quot;correct&quot;;[.C15]=&quot;correct&quot;); &quot;true negative&quot;; IF(AND([.B15]=&quot;error&quot;;[.C15]=&quot;correct&quot;); &quot;false positive&quot;; IF(AND([.B15]=&quot;correct&quot;;[.C1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AssemblerToPlaces</text:p>
          </table:table-cell>
          <table:table-cell office:value-type="string" calcext:value-type="string">
            <text:p><text:s/>no binding for compulsory IdentifiableElement.name (STATICALLY_CONFIRMED)</text:p>
          </table:table-cell>
          <table:table-cell office:value-type="string" calcext:value-type="string">
            <text:p>The transformation produces ill-typed target models.; witness m1014.mod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eletionofBinding_mutant22.atl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error</text:p>
          </table:table-cell>
          <table:table-cell table:style-name="ce1" table:formula="of:=IF(AND([.B16]=&quot;error&quot;;[.C16]=&quot;error&quot;); &quot;true positive&quot;; IF(AND([.B16]=&quot;correct&quot;;[.C16]=&quot;correct&quot;); &quot;true negative&quot;; IF(AND([.B16]=&quot;error&quot;;[.C16]=&quot;correct&quot;); &quot;false positive&quot;; IF(AND([.B16]=&quot;correct&quot;;[.C16]=&quot;error&quot;); &quot;false negative&quot;; &quot;unknown&quot;))))" office:value-type="string" office:string-value="false negative" calcext:value-type="string">
            <text:p>false negative</text:p>
          </table:table-cell>
          <table:table-cell table:style-name="ce1"/>
          <table:table-cell table:style-name="ce1" office:value-type="string" calcext:value-type="string">
            <text:p>The transformation produces ill-typed target models.; witness m1019.model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DeletionofBinding_mutant2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7]=&quot;error&quot;;[.C17]=&quot;error&quot;); &quot;true positive&quot;; IF(AND([.B17]=&quot;correct&quot;;[.C17]=&quot;correct&quot;); &quot;true negative&quot;; IF(AND([.B17]=&quot;error&quot;;[.C17]=&quot;correct&quot;); &quot;false positive&quot;; IF(AND([.B17]=&quot;correct&quot;;[.C17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2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]=&quot;error&quot;;[.C18]=&quot;error&quot;); &quot;true positive&quot;; IF(AND([.B18]=&quot;correct&quot;;[.C18]=&quot;correct&quot;); &quot;true negative&quot;; IF(AND([.B18]=&quot;error&quot;;[.C18]=&quot;correct&quot;); &quot;false positive&quot;; IF(AND([.B18]=&quot;correct&quot;;[.C1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ConnectChecker</text:p>
          </table:table-cell>
          <table:table-cell office:value-type="string" calcext:value-type="string">
            <text:p><text:s/>no binding for compulsory PlaceToTransArc.source (STATICALLY_CONFIRMED) ;</text:p>
          </table:table-cell>
          <table:table-cell office:value-type="string" calcext:value-type="string">
            <text:p>The transformation produces ill-typed target models.; witness m1019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2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9]=&quot;error&quot;;[.C19]=&quot;error&quot;); &quot;true positive&quot;; IF(AND([.B19]=&quot;correct&quot;;[.C19]=&quot;correct&quot;); &quot;true negative&quot;; IF(AND([.B19]=&quot;error&quot;;[.C19]=&quot;correct&quot;); &quot;false positive&quot;; IF(AND([.B19]=&quot;correct&quot;;[.C1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ConnectChecker</text:p>
          </table:table-cell>
          <table:table-cell office:value-type="string" calcext:value-type="string">
            <text:p><text:s/>no binding for compulsory PlaceToTransArc.target (STATICALLY_CONFIRMED) ;</text:p>
          </table:table-cell>
          <table:table-cell office:value-type="string" calcext:value-type="string">
            <text:p>The transformation produces ill-typed target models.; witness m1019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26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0]=&quot;error&quot;;[.C20]=&quot;error&quot;); &quot;true positive&quot;; IF(AND([.B20]=&quot;correct&quot;;[.C20]=&quot;correct&quot;); &quot;true negative&quot;; IF(AND([.B20]=&quot;error&quot;;[.C20]=&quot;correct&quot;); &quot;false positive&quot;; IF(AND([.B20]=&quot;correct&quot;;[.C2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ConnectChecker</text:p>
          </table:table-cell>
          <table:table-cell office:value-type="string" calcext:value-type="string">
            <text:p><text:s/>no binding for compulsory TransToPlaceArc.source (STATICALLY_CONFIRMED) ;</text:p>
          </table:table-cell>
          <table:table-cell office:value-type="string" calcext:value-type="string">
            <text:p>The transformation produces ill-typed target models.; witness m1019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2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1]=&quot;error&quot;;[.C21]=&quot;error&quot;); &quot;true positive&quot;; IF(AND([.B21]=&quot;correct&quot;;[.C21]=&quot;correct&quot;); &quot;true negative&quot;; IF(AND([.B21]=&quot;error&quot;;[.C21]=&quot;correct&quot;); &quot;false positive&quot;; IF(AND([.B21]=&quot;correct&quot;;[.C2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ConnectChecker</text:p>
          </table:table-cell>
          <table:table-cell office:value-type="string" calcext:value-type="string">
            <text:p><text:s/>no binding for compulsory TransToPlaceArc.target (STATICALLY_CONFIRMED) ;</text:p>
          </table:table-cell>
          <table:table-cell office:value-type="string" calcext:value-type="string">
            <text:p>The transformation produces ill-typed target models.; witness m1019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28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2]=&quot;error&quot;;[.C22]=&quot;error&quot;); &quot;true positive&quot;; IF(AND([.B22]=&quot;correct&quot;;[.C22]=&quot;correct&quot;); &quot;true negative&quot;; IF(AND([.B22]=&quot;error&quot;;[.C22]=&quot;correct&quot;); &quot;false positive&quot;; IF(AND([.B22]=&quot;correct&quot;;[.C22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2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3]=&quot;error&quot;;[.C23]=&quot;error&quot;); &quot;true positive&quot;; IF(AND([.B23]=&quot;correct&quot;;[.C23]=&quot;correct&quot;); &quot;true negative&quot;; IF(AND([.B23]=&quot;error&quot;;[.C23]=&quot;correct&quot;); &quot;false positive&quot;; IF(AND([.B23]=&quot;correct&quot;;[.C2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CreateAttribute</text:p>
          </table:table-cell>
          <table:table-cell office:value-type="string" calcext:value-type="string">
            <text:p><text:s/>no binding for compulsory PrimitiveAttribute.name (STATICALLY_CONFIRMED) ;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4]=&quot;error&quot;;[.C24]=&quot;error&quot;); &quot;true positive&quot;; IF(AND([.B24]=&quot;correct&quot;;[.C24]=&quot;correct&quot;); &quot;true negative&quot;; IF(AND([.B24]=&quot;error&quot;;[.C24]=&quot;correct&quot;); &quot;false positive&quot;; IF(AND([.B24]=&quot;correct&quot;;[.C2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3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5]=&quot;error&quot;;[.C25]=&quot;error&quot;); &quot;true positive&quot;; IF(AND([.B25]=&quot;correct&quot;;[.C25]=&quot;correct&quot;); &quot;true negative&quot;; IF(AND([.B25]=&quot;error&quot;;[.C25]=&quot;correct&quot;); &quot;false positive&quot;; IF(AND([.B25]=&quot;correct&quot;;[.C2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CreateAttribute</text:p>
          </table:table-cell>
          <table:table-cell office:value-type="string" calcext:value-type="string">
            <text:p><text:s/>no binding for compulsory PrimitiveAttribute.primType (STATICALLY_CONFIRMED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]=&quot;error&quot;;[.C26]=&quot;error&quot;); &quot;true positive&quot;; IF(AND([.B26]=&quot;correct&quot;;[.C26]=&quot;correct&quot;); &quot;true negative&quot;; IF(AND([.B26]=&quot;error&quot;;[.C26]=&quot;correct&quot;); &quot;false positive&quot;; IF(AND([.B26]=&quot;correct&quot;;[.C2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7]=&quot;error&quot;;[.C27]=&quot;error&quot;); &quot;true positive&quot;; IF(AND([.B27]=&quot;correct&quot;;[.C27]=&quot;correct&quot;); &quot;true negative&quot;; IF(AND([.B27]=&quot;error&quot;;[.C27]=&quot;correct&quot;); &quot;false positive&quot;; IF(AND([.B27]=&quot;correct&quot;;[.C2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Factory2Net</text:p>
          </table:table-cell>
          <table:table-cell office:value-type="string" calcext:value-type="string">
            <text:p><text:s/>no binding for compulsory Type.name (STATICALLY_CONFIRMED) ;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8]=&quot;error&quot;;[.C28]=&quot;error&quot;); &quot;true positive&quot;; IF(AND([.B28]=&quot;correct&quot;;[.C28]=&quot;correct&quot;); &quot;true negative&quot;; IF(AND([.B28]=&quot;error&quot;;[.C28]=&quot;correct&quot;); &quot;false positive&quot;; IF(AND([.B28]=&quot;correct&quot;;[.C28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9]=&quot;error&quot;;[.C29]=&quot;error&quot;); &quot;true positive&quot;; IF(AND([.B29]=&quot;correct&quot;;[.C29]=&quot;correct&quot;); &quot;true negative&quot;; IF(AND([.B29]=&quot;error&quot;;[.C29]=&quot;correct&quot;); &quot;false positive&quot;; IF(AND([.B29]=&quot;correct&quot;;[.C2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Factory2Net</text:p>
          </table:table-cell>
          <table:table-cell office:value-type="string" calcext:value-type="string">
            <text:p><text:s/>no binding for compulsory Type.name (STATICALLY_CONFIRMED) ;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8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30]=&quot;error&quot;;[.C30]=&quot;error&quot;); &quot;true positive&quot;; IF(AND([.B30]=&quot;correct&quot;;[.C30]=&quot;correct&quot;); &quot;true negative&quot;; IF(AND([.B30]=&quot;error&quot;;[.C30]=&quot;correct&quot;); &quot;false positive&quot;; IF(AND([.B30]=&quot;correct&quot;;[.C30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31]=&quot;error&quot;;[.C31]=&quot;error&quot;); &quot;true positive&quot;; IF(AND([.B31]=&quot;correct&quot;;[.C31]=&quot;correct&quot;); &quot;true negative&quot;; IF(AND([.B31]=&quot;error&quot;;[.C31]=&quot;correct&quot;); &quot;false positive&quot;; IF(AND([.B31]=&quot;correct&quot;;[.C3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Operator2Place</text:p>
          </table:table-cell>
          <table:table-cell office:value-type="string" calcext:value-type="string">
            <text:p><text:s/>no binding for compulsory IdentifiableElement.name (STATICALLY_CONFIRMED) ;</text:p>
          </table:table-cell>
          <table:table-cell office:value-type="string" calcext:value-type="string">
            <text:p>The transformation produces ill-typed target models.; witness m100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Context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32]=&quot;error&quot;;[.C32]=&quot;error&quot;); &quot;true positive&quot;; IF(AND([.B32]=&quot;correct&quot;;[.C32]=&quot;correct&quot;); &quot;true negative&quot;; IF(AND([.B32]=&quot;error&quot;;[.C32]=&quot;correct&quot;); &quot;false positive&quot;; IF(AND([.B32]=&quot;correct&quot;;[.C3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typeName in thisModule (STATICALLY_CONFIRMED) ;No feature serialno in thisModule (STATICA</text:p>
          </table:table-cell>
          <table:table-cell office:value-type="string" calcext:value-type="string">
            <text:p>org.eclipse.m2m.atl.engine.emfvm.VMException <text:s text:c="2"/>at main#28(factory2pn.atl[193:2-193:21]) <text:s text:c="2"/>local vari; witness m0.mode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letionofContext_mutant2.at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correct</text:p>
          </table:table-cell>
          <table:table-cell table:style-name="ce1" table:formula="of:=IF(AND([.B33]=&quot;error&quot;;[.C33]=&quot;error&quot;); &quot;true positive&quot;; IF(AND([.B33]=&quot;correct&quot;;[.C33]=&quot;correct&quot;); &quot;true negative&quot;; IF(AND([.B33]=&quot;error&quot;;[.C33]=&quot;correct&quot;); &quot;false positive&quot;; IF(AND([.B33]=&quot;correct&quot;;[.C33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1" office:value-type="string" calcext:value-type="string">
            <text:p>Feature typeName expected in Machine but found in subtypes Assembler</text:p>
          </table:table-cell>
          <table:table-cell table:style-name="ce1" office:value-type="string" calcext:value-type="string">
            <text:p>PackagedChecker</text:p>
          </table:table-cell>
          <table:table-cell table:style-name="ce1" office:value-type="string" calcext:value-type="string">
            <text:p>AssembledChecke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DeletionofContext_mutant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34]=&quot;error&quot;;[.C34]=&quot;error&quot;); &quot;true positive&quot;; IF(AND([.B34]=&quot;correct&quot;;[.C34]=&quot;correct&quot;); &quot;true negative&quot;; IF(AND([.B34]=&quot;error&quot;;[.C34]=&quot;correct&quot;); &quot;false positive&quot;; IF(AND([.B34]=&quot;correct&quot;;[.C3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Context_mutant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35]=&quot;error&quot;;[.C35]=&quot;error&quot;); &quot;true positive&quot;; IF(AND([.B35]=&quot;correct&quot;;[.C35]=&quot;correct&quot;); &quot;true negative&quot;; IF(AND([.B35]=&quot;error&quot;;[.C35]=&quot;correct&quot;); &quot;false positive&quot;; IF(AND([.B35]=&quot;correct&quot;;[.C35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Context_mutant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36]=&quot;error&quot;;[.C36]=&quot;error&quot;); &quot;true positive&quot;; IF(AND([.B36]=&quot;correct&quot;;[.C36]=&quot;correct&quot;); &quot;true negative&quot;; IF(AND([.B36]=&quot;error&quot;;[.C36]=&quot;correct&quot;); &quot;false positive&quot;; IF(AND([.B36]=&quot;correct&quot;;[.C3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Context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37]=&quot;error&quot;;[.C37]=&quot;error&quot;); &quot;true positive&quot;; IF(AND([.B37]=&quot;correct&quot;;[.C37]=&quot;correct&quot;); &quot;true negative&quot;; IF(AND([.B37]=&quot;error&quot;;[.C37]=&quot;correct&quot;); &quot;false positive&quot;; IF(AND([.B37]=&quot;correct&quot;;[.C37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Context_mutant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38]=&quot;error&quot;;[.C38]=&quot;error&quot;); &quot;true positive&quot;; IF(AND([.B38]=&quot;correct&quot;;[.C38]=&quot;correct&quot;); &quot;true negative&quot;; IF(AND([.B38]=&quot;error&quot;;[.C38]=&quot;correct&quot;); &quot;false positive&quot;; IF(AND([.B38]=&quot;correct&quot;;[.C3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oclIsKindOf in thisModule (STATICALLY_CONFIRMED) ;Invalid argument for oclIsKindOf. Typ</text:p>
          </table:table-cell>
          <table:table-cell office:value-type="string" calcext:value-type="string">
            <text:p>Feature tokens does not exist on Assembler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Filter_mutant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39]=&quot;error&quot;;[.C39]=&quot;error&quot;); &quot;true positive&quot;; IF(AND([.B39]=&quot;correct&quot;;[.C39]=&quot;correct&quot;); &quot;true negative&quot;; IF(AND([.B39]=&quot;error&quot;;[.C39]=&quot;correct&quot;); &quot;false positive&quot;; IF(AND([.B39]=&quot;correct&quot;;[.C39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Filter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40]=&quot;error&quot;;[.C40]=&quot;error&quot;); &quot;true positive&quot;; IF(AND([.B40]=&quot;correct&quot;;[.C40]=&quot;correct&quot;); &quot;true negative&quot;; IF(AND([.B40]=&quot;error&quot;;[.C40]=&quot;correct&quot;); &quot;false positive&quot;; IF(AND([.B40]=&quot;correct&quot;;[.C4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CONFLICT: ERROR_CONFIRMED</text:p>
          </table:table-cell>
          <table:table-cell office:value-type="string" calcext:value-type="string">
            <text:p>Trying to register several rules as default for element org.eclipse.emf.ecore.impl.DynamicEObjectImp; witness m1014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Filter_mutant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41]=&quot;error&quot;;[.C41]=&quot;error&quot;); &quot;true positive&quot;; IF(AND([.B41]=&quot;correct&quot;;[.C41]=&quot;correct&quot;); &quot;true negative&quot;; IF(AND([.B41]=&quot;error&quot;;[.C41]=&quot;correct&quot;); &quot;false positive&quot;; IF(AND([.B41]=&quot;correct&quot;;[.C4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CONFLICT: ERROR_CONFIRMED</text:p>
          </table:table-cell>
          <table:table-cell office:value-type="string" calcext:value-type="string">
            <text:p>Trying to register several rules as default for element org.eclipse.emf.ecore.impl.DynamicEObjectImp; witness m0.mode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letionofFilter_mutant4.atl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error</text:p>
          </table:table-cell>
          <table:table-cell table:style-name="ce1" table:formula="of:=IF(AND([.B42]=&quot;error&quot;;[.C42]=&quot;error&quot;); &quot;true positive&quot;; IF(AND([.B42]=&quot;correct&quot;;[.C42]=&quot;correct&quot;); &quot;true negative&quot;; IF(AND([.B42]=&quot;error&quot;;[.C42]=&quot;correct&quot;); &quot;false positive&quot;; IF(AND([.B42]=&quot;correct&quot;;[.C42]=&quot;error&quot;); &quot;false negative&quot;; &quot;unknown&quot;))))" office:value-type="string" office:string-value="false negative" calcext:value-type="string">
            <text:p>false negative</text:p>
          </table:table-cell>
          <table:table-cell table:style-name="ce1"/>
          <table:table-cell table:style-name="ce1" office:value-type="string" calcext:value-type="string">
            <text:p>The transformation produces ill-typed target models.; witness m448.model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DeletionofFilter_mutant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43]=&quot;error&quot;;[.C43]=&quot;error&quot;); &quot;true positive&quot;; IF(AND([.B43]=&quot;correct&quot;;[.C43]=&quot;correct&quot;); &quot;true negative&quot;; IF(AND([.B43]=&quot;error&quot;;[.C43]=&quot;correct&quot;); &quot;false positive&quot;; IF(AND([.B43]=&quot;correct&quot;;[.C4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Filter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44]=&quot;error&quot;;[.C44]=&quot;error&quot;); &quot;true positive&quot;; IF(AND([.B44]=&quot;correct&quot;;[.C44]=&quot;correct&quot;); &quot;true negative&quot;; IF(AND([.B44]=&quot;error&quot;;[.C44]=&quot;correct&quot;); &quot;false positive&quot;; IF(AND([.B44]=&quot;correct&quot;;[.C4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Helper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45]=&quot;error&quot;;[.C45]=&quot;error&quot;); &quot;true positive&quot;; IF(AND([.B45]=&quot;correct&quot;;[.C45]=&quot;correct&quot;); &quot;true negative&quot;; IF(AND([.B45]=&quot;error&quot;;[.C45]=&quot;correct&quot;); &quot;false positive&quot;; IF(AND([.B45]=&quot;correct&quot;;[.C4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author in thisModule (STATICALLY_CONFIRMED) ;No feature author in thisModule (STATICALLY_</text:p>
          </table:table-cell>
          <table:table-cell office:value-type="string" calcext:value-type="string">
            <text:p>org.eclipse.m2m.atl.engine.emfvm.VMException <text:s text:c="2"/>at __resolve__#3(factory2pn.atl) <text:s text:c="2"/>local variables: s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Helper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46]=&quot;error&quot;;[.C46]=&quot;error&quot;); &quot;true positive&quot;; IF(AND([.B46]=&quot;correct&quot;;[.C46]=&quot;correct&quot;); &quot;true negative&quot;; IF(AND([.B46]=&quot;error&quot;;[.C46]=&quot;correct&quot;); &quot;false positive&quot;; IF(AND([.B46]=&quot;correct&quot;;[.C4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Machine.ident found (STATICALLY_CONFIRMED) ;No feature Assembler.ident found (STATICALLY_</text:p>
          </table:table-cell>
          <table:table-cell office:value-type="string" calcext:value-type="string">
            <text:p>Feature ident does not exist on Assembler; witness m0.mode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letionofHelper_mutant3.at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correct</text:p>
          </table:table-cell>
          <table:table-cell table:style-name="ce1" table:formula="of:=IF(AND([.B47]=&quot;error&quot;;[.C47]=&quot;error&quot;); &quot;true positive&quot;; IF(AND([.B47]=&quot;correct&quot;;[.C47]=&quot;correct&quot;); &quot;true negative&quot;; IF(AND([.B47]=&quot;error&quot;;[.C47]=&quot;correct&quot;); &quot;false positive&quot;; IF(AND([.B47]=&quot;correct&quot;;[.C47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1" office:value-type="string" calcext:value-type="string">
            <text:p>Feature typeName expected in Machine but found in subtypes Packager</text:p>
          </table:table-cell>
          <table:table-cell table:style-name="ce1" office:value-type="string" calcext:value-type="string">
            <text:p>AssembledChecker</text:p>
          </table:table-cell>
          <table:table-cell table:style-name="ce1" office:value-type="string" calcext:value-type="string">
            <text:p>PackagedChecker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DeletionofHelper_mutant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48]=&quot;error&quot;;[.C48]=&quot;error&quot;); &quot;true positive&quot;; IF(AND([.B48]=&quot;correct&quot;;[.C48]=&quot;correct&quot;); &quot;true negative&quot;; IF(AND([.B48]=&quot;error&quot;;[.C48]=&quot;correct&quot;); &quot;false positive&quot;; IF(AND([.B48]=&quot;correct&quot;;[.C48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Helper_mutant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49]=&quot;error&quot;;[.C49]=&quot;error&quot;); &quot;true positive&quot;; IF(AND([.B49]=&quot;correct&quot;;[.C49]=&quot;correct&quot;); &quot;true negative&quot;; IF(AND([.B49]=&quot;error&quot;;[.C49]=&quot;correct&quot;); &quot;false positive&quot;; IF(AND([.B49]=&quot;correct&quot;;[.C49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Helper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50]=&quot;error&quot;;[.C50]=&quot;error&quot;); &quot;true positive&quot;; IF(AND([.B50]=&quot;correct&quot;;[.C50]=&quot;correct&quot;); &quot;true negative&quot;; IF(AND([.B50]=&quot;error&quot;;[.C50]=&quot;correct&quot;); &quot;false positive&quot;; IF(AND([.B50]=&quot;correct&quot;;[.C50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Helper_mutant7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51]=&quot;error&quot;;[.C51]=&quot;error&quot;); &quot;true positive&quot;; IF(AND([.B51]=&quot;correct&quot;;[.C51]=&quot;correct&quot;); &quot;true negative&quot;; IF(AND([.B51]=&quot;error&quot;;[.C51]=&quot;correct&quot;); &quot;false positive&quot;; IF(AND([.B51]=&quot;correct&quot;;[.C51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Helper_mutant8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52]=&quot;error&quot;;[.C52]=&quot;error&quot;); &quot;true positive&quot;; IF(AND([.B52]=&quot;correct&quot;;[.C52]=&quot;correct&quot;); &quot;true negative&quot;; IF(AND([.B52]=&quot;error&quot;;[.C52]=&quot;correct&quot;); &quot;false positive&quot;; IF(AND([.B52]=&quot;correct&quot;;[.C5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Machine.tokens found (STATICALLY_CONFIRMED) ;No feature Assembler.tokens found (STATICALL</text:p>
          </table:table-cell>
          <table:table-cell office:value-type="string" calcext:value-type="string">
            <text:p>Feature tokens does not exist on Assembler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InPatternElement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53]=&quot;error&quot;;[.C53]=&quot;error&quot;); &quot;true positive&quot;; IF(AND([.B53]=&quot;correct&quot;;[.C53]=&quot;correct&quot;); &quot;true negative&quot;; IF(AND([.B53]=&quot;error&quot;;[.C53]=&quot;correct&quot;); &quot;false positive&quot;; IF(AND([.B53]=&quot;correct&quot;;[.C5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Feature checks expected in Checker but found in subtypes AssembledChecker</text:p>
          </table:table-cell>
          <table:table-cell office:value-type="string" calcext:value-type="string">
            <text:p>PackagedChecker (STATICALL</text:p>
          </table:table-cell>
          <table:table-cell office:value-type="string" calcext:value-type="string">
            <text:p>Trying to register several rules as default for element org.eclipse.emf.ecore.impl.DynamicEObjectImp; witness m1019.mod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office:annotation draw:style-name="gr1" draw:text-style-name="P1" svg:width="7.358cm" svg:height="0.991cm" svg:x="7.96cm" svg:y="22.432cm" draw:caption-point-x="-0.61cm" draw:caption-point-y="1.51cm">
              <dc:date>2015-11-24T00:00:00</dc:date>
              <text:p text:style-name="P1"><text:span text:style-name="T1">Limitation catched. We do not want to implement this semantics.</text:span></text:p>
            </office:annotation>
            <text:p>DeletionofInPatternElement_mutant2.atl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error</text:p>
          </table:table-cell>
          <table:table-cell table:style-name="ce2" table:formula="of:=IF(AND([.B54]=&quot;error&quot;;[.C54]=&quot;error&quot;); &quot;true positive&quot;; IF(AND([.B54]=&quot;correct&quot;;[.C54]=&quot;correct&quot;); &quot;true negative&quot;; IF(AND([.B54]=&quot;error&quot;;[.C54]=&quot;correct&quot;); &quot;false positive&quot;; IF(AND([.B54]=&quot;correct&quot;;[.C54]=&quot;error&quot;); &quot;false negative&quot;; &quot;unknown&quot;))))" office:value-type="string" office:string-value="false negative" calcext:value-type="string">
            <text:p>false negative</text:p>
          </table:table-cell>
          <table:table-cell table:style-name="ce2"/>
          <table:table-cell table:style-name="ce2" office:value-type="string" calcext:value-type="string">
            <text:p>Trying to register several rules as default for element org.eclipse.emf.ecore.impl.DynamicEObjectImp; witness m1019.model</text:p>
          </table:table-cell>
          <table:table-cell table:style-name="ce2" office:value-type="string" calcext:value-type="string">
            <text:p><text:s/>***WARNING*** anATLyser raised the exception java.util.concurrent.ExecutionException: java.lang.NullPointerException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DeletionofInPatternElement_mutant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55]=&quot;error&quot;;[.C55]=&quot;error&quot;); &quot;true positive&quot;; IF(AND([.B55]=&quot;correct&quot;;[.C55]=&quot;correct&quot;); &quot;true negative&quot;; IF(AND([.B55]=&quot;error&quot;;[.C55]=&quot;correct&quot;); &quot;false positive&quot;; IF(AND([.B55]=&quot;correct&quot;;[.C5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Feature checks expected in Checker but found in subtypes PackagedChecker</text:p>
          </table:table-cell>
          <table:table-cell office:value-type="string" calcext:value-type="string">
            <text:p>AssembledChecker (STATICALL</text:p>
          </table:table-cell>
          <table:table-cell office:value-type="string" calcext:value-type="string">
            <text:p>Operation not found: IN!&lt;unnamed&gt;.includes(org.eclipse.emf.ecore.impl.DynamicEObjectImpl); witness m10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InPatternElement_mutant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56]=&quot;error&quot;;[.C56]=&quot;error&quot;); &quot;true positive&quot;; IF(AND([.B56]=&quot;correct&quot;;[.C56]=&quot;correct&quot;); &quot;true negative&quot;; IF(AND([.B56]=&quot;error&quot;;[.C56]=&quot;correct&quot;); &quot;false positive&quot;; IF(AND([.B56]=&quot;correct&quot;;[.C5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2"/>
          <table:table-cell office:value-type="string" calcext:value-type="string">
            <text:p><text:s/>***WARNING*** anATLyser raised the exception java.util.concurrent.ExecutionException: java.lang.NullPointerExcep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OutPatternElement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57]=&quot;error&quot;;[.C57]=&quot;error&quot;); &quot;true positive&quot;; IF(AND([.B57]=&quot;correct&quot;;[.C57]=&quot;correct&quot;); &quot;true negative&quot;; IF(AND([.B57]=&quot;error&quot;;[.C57]=&quot;correct&quot;); &quot;false positive&quot;; IF(AND([.B57]=&quot;correct&quot;;[.C5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esolveTemp - no output pattern n in rule(s): <text:s text:c="2"/>Factory2Net 11:1-23:2 <text:s/>(STATICALLY_CONFIRMED) ;In</text:p>
          </table:table-cell>
          <table:table-cell office:value-type="string" calcext:value-type="string">
            <text:p>Unable to access transitions on OclUndefined; witness m1014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Rule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58]=&quot;error&quot;;[.C58]=&quot;error&quot;); &quot;true positive&quot;; IF(AND([.B58]=&quot;correct&quot;;[.C58]=&quot;correct&quot;); &quot;true negative&quot;; IF(AND([.B58]=&quot;error&quot;;[.C58]=&quot;correct&quot;); &quot;false positive&quot;; IF(AND([.B58]=&quot;correct&quot;;[.C5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rule for resolveTemp (STATICALLY_CONFIRMED) ;No rule for resolveTemp (STATICALLY_CONFIRMED) ;No r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Rule_mutant1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59]=&quot;error&quot;;[.C59]=&quot;error&quot;); &quot;true positive&quot;; IF(AND([.B59]=&quot;correct&quot;;[.C59]=&quot;correct&quot;); &quot;true negative&quot;; IF(AND([.B59]=&quot;error&quot;;[.C59]=&quot;correct&quot;); &quot;false positive&quot;; IF(AND([.B59]=&quot;correct&quot;;[.C5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addArcs in thisModule (STATICALLY_CONFIRMED) ;No operation addArcs in thisModule (STATI</text:p>
          </table:table-cell>
          <table:table-cell office:value-type="string" calcext:value-type="string">
            <text:p>Operation not found: factory2pn : ASMModule.addArcs(java.util.ArrayList); witness m1019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Rule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60]=&quot;error&quot;;[.C60]=&quot;error&quot;); &quot;true positive&quot;; IF(AND([.B60]=&quot;correct&quot;;[.C60]=&quot;correct&quot;); &quot;true negative&quot;; IF(AND([.B60]=&quot;error&quot;;[.C60]=&quot;correct&quot;); &quot;false positive&quot;; IF(AND([.B60]=&quot;correct&quot;;[.C6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y unresolved binding (Machine): <text:s/>Machine (ERROR_CONFIRMED) ;No rule for binding: Operator (ST</text:p>
          </table:table-cell>
          <table:table-cell office:value-type="string" calcext:value-type="string">
            <text:p>Operation not found: 'Fail'.fail_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Rule_mutant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61]=&quot;error&quot;;[.C61]=&quot;error&quot;); &quot;true positive&quot;; IF(AND([.B61]=&quot;correct&quot;;[.C61]=&quot;correct&quot;); &quot;true negative&quot;; IF(AND([.B61]=&quot;error&quot;;[.C61]=&quot;correct&quot;); &quot;false positive&quot;; IF(AND([.B61]=&quot;correct&quot;;[.C6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rule for resolveTemp (STATICALLY_CONFIRMED) ;No rule for resolveTemp (STATICALLY_CONFIRMED) ;Poss</text:p>
          </table:table-cell>
          <table:table-cell office:value-type="string" calcext:value-type="string">
            <text:p>The transformation produces ill-typed target models.; witness m1019.mode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letionofRule_mutant4.atl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error</text:p>
          </table:table-cell>
          <table:table-cell table:style-name="ce1" table:formula="of:=IF(AND([.B62]=&quot;error&quot;;[.C62]=&quot;error&quot;); &quot;true positive&quot;; IF(AND([.B62]=&quot;correct&quot;;[.C62]=&quot;correct&quot;); &quot;true negative&quot;; IF(AND([.B62]=&quot;error&quot;;[.C62]=&quot;correct&quot;); &quot;false positive&quot;; IF(AND([.B62]=&quot;correct&quot;;[.C62]=&quot;error&quot;); &quot;false negative&quot;; &quot;unknown&quot;))))" office:value-type="string" office:string-value="false negative" calcext:value-type="string">
            <text:p>false negative</text:p>
          </table:table-cell>
          <table:table-cell table:style-name="ce1"/>
          <table:table-cell table:style-name="ce1" office:value-type="string" calcext:value-type="string">
            <text:p>The transformation produces ill-typed target models.; witness m1019.model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DeletionofRule_mutant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63]=&quot;error&quot;;[.C63]=&quot;error&quot;); &quot;true positive&quot;; IF(AND([.B63]=&quot;correct&quot;;[.C63]=&quot;correct&quot;); &quot;true negative&quot;; IF(AND([.B63]=&quot;error&quot;;[.C63]=&quot;correct&quot;); &quot;false positive&quot;; IF(AND([.B63]=&quot;correct&quot;;[.C6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Rule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64]=&quot;error&quot;;[.C64]=&quot;error&quot;); &quot;true positive&quot;; IF(AND([.B64]=&quot;correct&quot;;[.C64]=&quot;correct&quot;); &quot;true negative&quot;; IF(AND([.B64]=&quot;error&quot;;[.C64]=&quot;correct&quot;); &quot;false positive&quot;; IF(AND([.B64]=&quot;correct&quot;;[.C6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Rule_mutant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65]=&quot;error&quot;;[.C65]=&quot;error&quot;); &quot;true positive&quot;; IF(AND([.B65]=&quot;correct&quot;;[.C65]=&quot;correct&quot;); &quot;true negative&quot;; IF(AND([.B65]=&quot;error&quot;;[.C65]=&quot;correct&quot;); &quot;false positive&quot;; IF(AND([.B65]=&quot;correct&quot;;[.C6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TokenCreation in thisModule (STATICALLY_CONFIRMED) ;Incoherent return type. Declared ty</text:p>
          </table:table-cell>
          <table:table-cell office:value-type="string" calcext:value-type="string">
            <text:p>Operation not found: factory2pn : ASMModule.TokenCreation(org.eclipse.emf.ecore.impl.DynamicEObjectI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Rule_mutant8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66]=&quot;error&quot;;[.C66]=&quot;error&quot;); &quot;true positive&quot;; IF(AND([.B66]=&quot;correct&quot;;[.C66]=&quot;correct&quot;); &quot;true negative&quot;; IF(AND([.B66]=&quot;error&quot;;[.C66]=&quot;correct&quot;); &quot;false positive&quot;; IF(AND([.B66]=&quot;correct&quot;;[.C6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CreateAttribute in thisModule (STATICALLY_CONFIRMED) ;No operation CreateAttribute in t</text:p>
          </table:table-cell>
          <table:table-cell office:value-type="string" calcext:value-type="string">
            <text:p>Operation not found: factory2pn : ASMModule.CreateAttribute(java.lang.String</text:p>
          </table:table-cell>
          <table:table-cell office:value-type="string" calcext:value-type="string">
            <text:p>java.lang.String); witness m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Rule_mutant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67]=&quot;error&quot;;[.C67]=&quot;error&quot;); &quot;true positive&quot;; IF(AND([.B67]=&quot;correct&quot;;[.C67]=&quot;correct&quot;); &quot;true negative&quot;; IF(AND([.B67]=&quot;error&quot;;[.C67]=&quot;correct&quot;); &quot;false positive&quot;; IF(AND([.B67]=&quot;correct&quot;;[.C6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addTransitions in thisModule (STATICALLY_CONFIRMED) ;No operation addTransitions in thi</text:p>
          </table:table-cell>
          <table:table-cell office:value-type="string" calcext:value-type="string">
            <text:p>Operation not found: factory2pn : ASMModule.addTransitions(java.util.ArrayList); witness m1014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perCallModification_mutant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68]=&quot;error&quot;;[.C68]=&quot;error&quot;); &quot;true positive&quot;; IF(AND([.B68]=&quot;correct&quot;;[.C68]=&quot;correct&quot;); &quot;true negative&quot;; IF(AND([.B68]=&quot;error&quot;;[.C68]=&quot;correct&quot;); &quot;false positive&quot;; IF(AND([.B68]=&quot;correct&quot;;[.C68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erCallModification_mutant1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69]=&quot;error&quot;;[.C69]=&quot;error&quot;); &quot;true positive&quot;; IF(AND([.B69]=&quot;correct&quot;;[.C69]=&quot;correct&quot;); &quot;true negative&quot;; IF(AND([.B69]=&quot;error&quot;;[.C69]=&quot;correct&quot;); &quot;false positive&quot;; IF(AND([.B69]=&quot;correct&quot;;[.C6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operand + (STATICALLY_CONFIRMED) ;</text:p>
          </table:table-cell>
          <table:table-cell office:value-type="string" calcext:value-type="string">
            <text:p>Operation not found: Set {OUT!&lt;unnamed&gt;}.+(java.lang.String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perCallModification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70]=&quot;error&quot;;[.C70]=&quot;error&quot;); &quot;true positive&quot;; IF(AND([.B70]=&quot;correct&quot;;[.C70]=&quot;correct&quot;); &quot;true negative&quot;; IF(AND([.B70]=&quot;error&quot;;[.C70]=&quot;correct&quot;); &quot;false positive&quot;; IF(AND([.B70]=&quot;correct&quot;;[.C7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binding Place.tokens : Sequence(Token)</text:p>
          </table:table-cell>
          <table:table-cell office:value-type="string" calcext:value-type="string">
            <text:p><text:s/>expected object type</text:p>
          </table:table-cell>
          <table:table-cell office:value-type="string" calcext:value-type="string">
            <text:p><text:s/>received primitive value (STATICALL</text:p>
          </table:table-cell>
          <table:table-cell office:value-type="string" calcext:value-type="string">
            <text:p>java.lang.String cannot be cast to org.eclipse.emf.ecore.InternalEObject; witness m0.mod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perCallModification_mutant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71]=&quot;error&quot;;[.C71]=&quot;error&quot;); &quot;true positive&quot;; IF(AND([.B71]=&quot;correct&quot;;[.C71]=&quot;correct&quot;); &quot;true negative&quot;; IF(AND([.B71]=&quot;error&quot;;[.C71]=&quot;correct&quot;); &quot;false positive&quot;; IF(AND([.B71]=&quot;correct&quot;;[.C71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erCallModification_mutant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72]=&quot;error&quot;;[.C72]=&quot;error&quot;); &quot;true positive&quot;; IF(AND([.B72]=&quot;correct&quot;;[.C72]=&quot;correct&quot;); &quot;true negative&quot;; IF(AND([.B72]=&quot;error&quot;;[.C72]=&quot;correct&quot;); &quot;false positive&quot;; IF(AND([.B72]=&quot;correct&quot;;[.C7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binding Place.name</text:p>
          </table:table-cell>
          <table:table-cell office:value-type="string" calcext:value-type="string">
            <text:p><text:s/>expected mono-valued</text:p>
          </table:table-cell>
          <table:table-cell office:value-type="string" calcext:value-type="string">
            <text:p><text:s/>received collection (STATICALLY_CONFIRMED) ;In binding </text:p>
          </table:table-cell>
          <table:table-cell office:value-type="string" calcext:value-type="string">
            <text:p>The value of type 'class org.eclipse.emf.ecore.impl.DynamicEObjectImpl' must be of type 'class java.; witness m1014.mod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perCallModification_mutant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73]=&quot;error&quot;;[.C73]=&quot;error&quot;); &quot;true positive&quot;; IF(AND([.B73]=&quot;correct&quot;;[.C73]=&quot;correct&quot;); &quot;true negative&quot;; IF(AND([.B73]=&quot;error&quot;;[.C73]=&quot;correct&quot;); &quot;false positive&quot;; IF(AND([.B73]=&quot;correct&quot;;[.C7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binding Place.tokens : Sequence(Token)</text:p>
          </table:table-cell>
          <table:table-cell office:value-type="string" calcext:value-type="string">
            <text:p><text:s/>expected object type</text:p>
          </table:table-cell>
          <table:table-cell office:value-type="string" calcext:value-type="string">
            <text:p><text:s/>received primitive value (STATICALL</text:p>
          </table:table-cell>
          <table:table-cell office:value-type="string" calcext:value-type="string">
            <text:p>java.lang.String cannot be cast to org.eclipse.emf.ecore.InternalEObject; witness m1014.mod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perCallModification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74]=&quot;error&quot;;[.C74]=&quot;error&quot;); &quot;true positive&quot;; IF(AND([.B74]=&quot;correct&quot;;[.C74]=&quot;correct&quot;); &quot;true negative&quot;; IF(AND([.B74]=&quot;error&quot;;[.C74]=&quot;correct&quot;); &quot;false positive&quot;; IF(AND([.B74]=&quot;correct&quot;;[.C7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erCallModification_mutant7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75]=&quot;error&quot;;[.C75]=&quot;error&quot;); &quot;true positive&quot;; IF(AND([.B75]=&quot;correct&quot;;[.C75]=&quot;correct&quot;); &quot;true negative&quot;; IF(AND([.B75]=&quot;error&quot;;[.C75]=&quot;correct&quot;); &quot;false positive&quot;; IF(AND([.B75]=&quot;correct&quot;;[.C75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erCallModification_mutant8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76]=&quot;error&quot;;[.C76]=&quot;error&quot;); &quot;true positive&quot;; IF(AND([.B76]=&quot;correct&quot;;[.C76]=&quot;correct&quot;); &quot;true negative&quot;; IF(AND([.B76]=&quot;error&quot;;[.C76]=&quot;correct&quot;); &quot;false positive&quot;; IF(AND([.B76]=&quot;correct&quot;;[.C7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office:annotation draw:style-name="gr1" draw:text-style-name="P1" svg:width="11.417cm" svg:height="0.991cm" svg:x="7.96cm" svg:y="32.818cm" draw:caption-point-x="-0.61cm" draw:caption-point-y="1.51cm">
              <dc:date>2015-11-24T00:00:00</dc:date>
              <text:p text:style-name="P1"><text:span text:style-name="T1">Limitation catched. It generates a recursive helper. We cannot implement this for the general case.</text:span></text:p>
            </office:annotation>
            <text:p>HelperCallModification_mutant9.atl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error</text:p>
          </table:table-cell>
          <table:table-cell table:style-name="ce2" table:formula="of:=IF(AND([.B77]=&quot;error&quot;;[.C77]=&quot;error&quot;); &quot;true positive&quot;; IF(AND([.B77]=&quot;correct&quot;;[.C77]=&quot;correct&quot;); &quot;true negative&quot;; IF(AND([.B77]=&quot;error&quot;;[.C77]=&quot;correct&quot;); &quot;false positive&quot;; IF(AND([.B77]=&quot;correct&quot;;[.C77]=&quot;error&quot;); &quot;false negative&quot;; &quot;unknown&quot;))))" office:value-type="string" office:string-value="false negative" calcext:value-type="string">
            <text:p>false negative</text:p>
          </table:table-cell>
          <table:table-cell table:style-name="ce2"/>
          <table:table-cell table:style-name="ce2" office:value-type="string" calcext:value-type="string">
            <text:p>java.lang.StackOverflowError <text:s text:c="2"/>at org.eclipse.m2m.atl.engine.emfvm.lib.ExecEnv.getAttributeInitializ; witness m0.model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HelperContextTypeModification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78]=&quot;error&quot;;[.C78]=&quot;error&quot;); &quot;true positive&quot;; IF(AND([.B78]=&quot;correct&quot;;[.C78]=&quot;correct&quot;); &quot;true negative&quot;; IF(AND([.B78]=&quot;error&quot;;[.C78]=&quot;correct&quot;); &quot;false positive&quot;; IF(AND([.B78]=&quot;correct&quot;;[.C7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Feature ident expected in Machine but found in subtypes Processor (STATICALLY_CONFIRMED) ;No feature</text:p>
          </table:table-cell>
          <table:table-cell office:value-type="string" calcext:value-type="string">
            <text:p>Feature ident does not exist on AssembledChecker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perContextTypeModification_mutant1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79]=&quot;error&quot;;[.C79]=&quot;error&quot;); &quot;true positive&quot;; IF(AND([.B79]=&quot;correct&quot;;[.C79]=&quot;correct&quot;); &quot;true negative&quot;; IF(AND([.B79]=&quot;error&quot;;[.C79]=&quot;correct&quot;); &quot;false positive&quot;; IF(AND([.B79]=&quot;correct&quot;;[.C7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argument for oclIsKindOf. Type Processor not compatible with Factory (STATICALLY_CONFIRMED) </text:p>
          </table:table-cell>
          <table:table-cell office:value-type="string" calcext:value-type="string">
            <text:p>Feature tokens does not exist on Assembler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perContextTypeModification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80]=&quot;error&quot;;[.C80]=&quot;error&quot;); &quot;true positive&quot;; IF(AND([.B80]=&quot;correct&quot;;[.C80]=&quot;correct&quot;); &quot;true negative&quot;; IF(AND([.B80]=&quot;error&quot;;[.C80]=&quot;correct&quot;); &quot;false positive&quot;; IF(AND([.B80]=&quot;correct&quot;;[.C8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Factory.typeName found (STATICALLY_CONFIRMED) ;No feature Factory.serialno found (STATICA</text:p>
          </table:table-cell>
          <table:table-cell office:value-type="string" calcext:value-type="string">
            <text:p>Feature ident does not exist on Assembler; witness m0.mode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elperContextTypeModification_mutant3.at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correct</text:p>
          </table:table-cell>
          <table:table-cell table:style-name="ce1" table:formula="of:=IF(AND([.B81]=&quot;error&quot;;[.C81]=&quot;error&quot;); &quot;true positive&quot;; IF(AND([.B81]=&quot;correct&quot;;[.C81]=&quot;correct&quot;); &quot;true negative&quot;; IF(AND([.B81]=&quot;error&quot;;[.C81]=&quot;correct&quot;); &quot;false positive&quot;; IF(AND([.B81]=&quot;correct&quot;;[.C81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1" office:value-type="string" calcext:value-type="string">
            <text:p>Feature typeName expected in Machine but found in subtypes AssembledChecker</text:p>
          </table:table-cell>
          <table:table-cell table:style-name="ce1" office:value-type="string" calcext:value-type="string">
            <text:p>PackagedChecker</text:p>
          </table:table-cell>
          <table:table-cell table:style-name="ce1" office:value-type="string" calcext:value-type="string">
            <text:p>Processo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HelperContextTypeModification_mutant4.at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correct</text:p>
          </table:table-cell>
          <table:table-cell table:style-name="ce1" table:formula="of:=IF(AND([.B82]=&quot;error&quot;;[.C82]=&quot;error&quot;); &quot;true positive&quot;; IF(AND([.B82]=&quot;correct&quot;;[.C82]=&quot;correct&quot;); &quot;true negative&quot;; IF(AND([.B82]=&quot;error&quot;;[.C82]=&quot;correct&quot;); &quot;false positive&quot;; IF(AND([.B82]=&quot;correct&quot;;[.C82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1" office:value-type="string" calcext:value-type="string">
            <text:p>Feature typeName expected in Machine but found in subtypes Assembler</text:p>
          </table:table-cell>
          <table:table-cell table:style-name="ce1" office:value-type="string" calcext:value-type="string">
            <text:p>Packager</text:p>
          </table:table-cell>
          <table:table-cell table:style-name="ce1" office:value-type="string" calcext:value-type="string">
            <text:p>AssembledChecker</text:p>
          </table:table-cell>
          <table:table-cell table:style-name="ce1" office:value-type="string" calcext:value-type="string">
            <text:p>Packa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HelperContextTypeModification_mutant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83]=&quot;error&quot;;[.C83]=&quot;error&quot;); &quot;true positive&quot;; IF(AND([.B83]=&quot;correct&quot;;[.C83]=&quot;correct&quot;); &quot;true negative&quot;; IF(AND([.B83]=&quot;error&quot;;[.C83]=&quot;correct&quot;); &quot;false positive&quot;; IF(AND([.B83]=&quot;correct&quot;;[.C8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erContextTypeModification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84]=&quot;error&quot;;[.C84]=&quot;error&quot;); &quot;true positive&quot;; IF(AND([.B84]=&quot;correct&quot;;[.C84]=&quot;correct&quot;); &quot;true negative&quot;; IF(AND([.B84]=&quot;error&quot;;[.C84]=&quot;correct&quot;); &quot;false positive&quot;; IF(AND([.B84]=&quot;correct&quot;;[.C8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erContextTypeModification_mutant7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85]=&quot;error&quot;;[.C85]=&quot;error&quot;); &quot;true positive&quot;; IF(AND([.B85]=&quot;correct&quot;;[.C85]=&quot;correct&quot;); &quot;true negative&quot;; IF(AND([.B85]=&quot;error&quot;;[.C85]=&quot;correct&quot;); &quot;false positive&quot;; IF(AND([.B85]=&quot;correct&quot;;[.C85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erContextTypeModification_mutant8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86]=&quot;error&quot;;[.C86]=&quot;error&quot;); &quot;true positive&quot;; IF(AND([.B86]=&quot;correct&quot;;[.C86]=&quot;correct&quot;); &quot;true negative&quot;; IF(AND([.B86]=&quot;error&quot;;[.C86]=&quot;correct&quot;); &quot;false positive&quot;; IF(AND([.B86]=&quot;correct&quot;;[.C8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erContextTypeModification_mutant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87]=&quot;error&quot;;[.C87]=&quot;error&quot;); &quot;true positive&quot;; IF(AND([.B87]=&quot;correct&quot;;[.C87]=&quot;correct&quot;); &quot;true negative&quot;; IF(AND([.B87]=&quot;error&quot;;[.C87]=&quot;correct&quot;); &quot;false positive&quot;; IF(AND([.B87]=&quot;correct&quot;;[.C8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Feature tokens expected in Machine but found in subtypes Processor (STATICALLY_CONFIRMED) ;</text:p>
          </table:table-cell>
          <table:table-cell office:value-type="string" calcext:value-type="string">
            <text:p>Feature tokens does not exist on AssembledChecker; witness m100.mode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office:annotation draw:style-name="gr2" draw:text-style-name="P1" svg:width="2.899cm" svg:height="0.991cm" svg:x="7.96cm" svg:y="37.785cm" draw:caption-point-x="-0.61cm" draw:caption-point-y="1.51cm">
              <dc:date>2015-11-24T00:00:00</dc:date>
              <text:p text:style-name="P1"><text:span text:style-name="T1">Warnings realmente</text:span></text:p>
            </office:annotation>
            <text:p>HelperReturnTypeModification_mutant1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88]=&quot;error&quot;;[.C88]=&quot;error&quot;); &quot;true positive&quot;; IF(AND([.B88]=&quot;correct&quot;;[.C88]=&quot;correct&quot;); &quot;true negative&quot;; IF(AND([.B88]=&quot;error&quot;;[.C88]=&quot;correct&quot;); &quot;false positive&quot;; IF(AND([.B88]=&quot;correct&quot;;[.C88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Boolean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10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89]=&quot;error&quot;;[.C89]=&quot;error&quot;); &quot;true positive&quot;; IF(AND([.B89]=&quot;correct&quot;;[.C89]=&quot;correct&quot;); &quot;true negative&quot;; IF(AND([.B89]=&quot;error&quot;;[.C89]=&quot;correct&quot;); &quot;false positive&quot;; IF(AND([.B89]=&quot;correct&quot;;[.C89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Boolean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11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90]=&quot;error&quot;;[.C90]=&quot;error&quot;); &quot;true positive&quot;; IF(AND([.B90]=&quot;correct&quot;;[.C90]=&quot;correct&quot;); &quot;true negative&quot;; IF(AND([.B90]=&quot;error&quot;;[.C90]=&quot;correct&quot;); &quot;false positive&quot;; IF(AND([.B90]=&quot;correct&quot;;[.C90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Integer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12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91]=&quot;error&quot;;[.C91]=&quot;error&quot;); &quot;true positive&quot;; IF(AND([.B91]=&quot;correct&quot;;[.C91]=&quot;correct&quot;); &quot;true negative&quot;; IF(AND([.B91]=&quot;error&quot;;[.C91]=&quot;correct&quot;); &quot;false positive&quot;; IF(AND([.B91]=&quot;correct&quot;;[.C91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Float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13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92]=&quot;error&quot;;[.C92]=&quot;error&quot;); &quot;true positive&quot;; IF(AND([.B92]=&quot;correct&quot;;[.C92]=&quot;correct&quot;); &quot;true negative&quot;; IF(AND([.B92]=&quot;error&quot;;[.C92]=&quot;correct&quot;); &quot;false positive&quot;; IF(AND([.B92]=&quot;correct&quot;;[.C92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Boolean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14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93]=&quot;error&quot;;[.C93]=&quot;error&quot;); &quot;true positive&quot;; IF(AND([.B93]=&quot;correct&quot;;[.C93]=&quot;correct&quot;); &quot;true negative&quot;; IF(AND([.B93]=&quot;error&quot;;[.C93]=&quot;correct&quot;); &quot;false positive&quot;; IF(AND([.B93]=&quot;correct&quot;;[.C93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Integer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15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94]=&quot;error&quot;;[.C94]=&quot;error&quot;); &quot;true positive&quot;; IF(AND([.B94]=&quot;correct&quot;;[.C94]=&quot;correct&quot;); &quot;true negative&quot;; IF(AND([.B94]=&quot;error&quot;;[.C94]=&quot;correct&quot;); &quot;false positive&quot;; IF(AND([.B94]=&quot;correct&quot;;[.C94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Float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16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95]=&quot;error&quot;;[.C95]=&quot;error&quot;); &quot;true positive&quot;; IF(AND([.B95]=&quot;correct&quot;;[.C95]=&quot;correct&quot;); &quot;true negative&quot;; IF(AND([.B95]=&quot;error&quot;;[.C95]=&quot;correct&quot;); &quot;false positive&quot;; IF(AND([.B95]=&quot;correct&quot;;[.C95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Boolean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17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96]=&quot;error&quot;;[.C96]=&quot;error&quot;); &quot;true positive&quot;; IF(AND([.B96]=&quot;correct&quot;;[.C96]=&quot;correct&quot;); &quot;true negative&quot;; IF(AND([.B96]=&quot;error&quot;;[.C96]=&quot;correct&quot;); &quot;false positive&quot;; IF(AND([.B96]=&quot;correct&quot;;[.C96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Integer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18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97]=&quot;error&quot;;[.C97]=&quot;error&quot;); &quot;true positive&quot;; IF(AND([.B97]=&quot;correct&quot;;[.C97]=&quot;correct&quot;); &quot;true negative&quot;; IF(AND([.B97]=&quot;error&quot;;[.C97]=&quot;correct&quot;); &quot;false positive&quot;; IF(AND([.B97]=&quot;correct&quot;;[.C97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Float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19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98]=&quot;error&quot;;[.C98]=&quot;error&quot;); &quot;true positive&quot;; IF(AND([.B98]=&quot;correct&quot;;[.C98]=&quot;correct&quot;); &quot;true negative&quot;; IF(AND([.B98]=&quot;error&quot;;[.C98]=&quot;correct&quot;); &quot;false positive&quot;; IF(AND([.B98]=&quot;correct&quot;;[.C98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Boolean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2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99]=&quot;error&quot;;[.C99]=&quot;error&quot;); &quot;true positive&quot;; IF(AND([.B99]=&quot;correct&quot;;[.C99]=&quot;correct&quot;); &quot;true negative&quot;; IF(AND([.B99]=&quot;error&quot;;[.C99]=&quot;correct&quot;); &quot;false positive&quot;; IF(AND([.B99]=&quot;correct&quot;;[.C99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Integer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20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100]=&quot;error&quot;;[.C100]=&quot;error&quot;); &quot;true positive&quot;; IF(AND([.B100]=&quot;correct&quot;;[.C100]=&quot;correct&quot;); &quot;true negative&quot;; IF(AND([.B100]=&quot;error&quot;;[.C100]=&quot;correct&quot;); &quot;false positive&quot;; IF(AND([.B100]=&quot;correct&quot;;[.C100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Integer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21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101]=&quot;error&quot;;[.C101]=&quot;error&quot;); &quot;true positive&quot;; IF(AND([.B101]=&quot;correct&quot;;[.C101]=&quot;correct&quot;); &quot;true negative&quot;; IF(AND([.B101]=&quot;error&quot;;[.C101]=&quot;correct&quot;); &quot;false positive&quot;; IF(AND([.B101]=&quot;correct&quot;;[.C101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Float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22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102]=&quot;error&quot;;[.C102]=&quot;error&quot;); &quot;true positive&quot;; IF(AND([.B102]=&quot;correct&quot;;[.C102]=&quot;correct&quot;); &quot;true negative&quot;; IF(AND([.B102]=&quot;error&quot;;[.C102]=&quot;correct&quot;); &quot;false positive&quot;; IF(AND([.B102]=&quot;correct&quot;;[.C102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Sequence(Token)) and inferred (Set(Token)) (STATICALLY_CONFIR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HelperReturnTypeModification_mutant2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03]=&quot;error&quot;;[.C103]=&quot;error&quot;); &quot;true positive&quot;; IF(AND([.B103]=&quot;correct&quot;;[.C103]=&quot;correct&quot;); &quot;true negative&quot;; IF(AND([.B103]=&quot;error&quot;;[.C103]=&quot;correct&quot;); &quot;false positive&quot;; IF(AND([.B103]=&quot;correct&quot;;[.C10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2"/>
          <table:table-cell office:value-type="string" calcext:value-type="string">
            <text:p><text:s/>***WARNING*** anATLyser raised the exception java.util.concurrent.ExecutionException: java.lang.IllegalStateException: No type for anatlyzer.at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lperReturnTypeModification_mutant2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04]=&quot;error&quot;;[.C104]=&quot;error&quot;); &quot;true positive&quot;; IF(AND([.B104]=&quot;correct&quot;;[.C104]=&quot;correct&quot;); &quot;true negative&quot;; IF(AND([.B104]=&quot;error&quot;;[.C104]=&quot;correct&quot;); &quot;false positive&quot;; IF(AND([.B104]=&quot;correct&quot;;[.C10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elperReturnTypeModification_mutant3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105]=&quot;error&quot;;[.C105]=&quot;error&quot;); &quot;true positive&quot;; IF(AND([.B105]=&quot;correct&quot;;[.C105]=&quot;correct&quot;); &quot;true negative&quot;; IF(AND([.B105]=&quot;error&quot;;[.C105]=&quot;correct&quot;); &quot;false positive&quot;; IF(AND([.B105]=&quot;correct&quot;;[.C105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Float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4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106]=&quot;error&quot;;[.C106]=&quot;error&quot;); &quot;true positive&quot;; IF(AND([.B106]=&quot;correct&quot;;[.C106]=&quot;correct&quot;); &quot;true negative&quot;; IF(AND([.B106]=&quot;error&quot;;[.C106]=&quot;correct&quot;); &quot;false positive&quot;; IF(AND([.B106]=&quot;correct&quot;;[.C106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Boolean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5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107]=&quot;error&quot;;[.C107]=&quot;error&quot;); &quot;true positive&quot;; IF(AND([.B107]=&quot;correct&quot;;[.C107]=&quot;correct&quot;); &quot;true negative&quot;; IF(AND([.B107]=&quot;error&quot;;[.C107]=&quot;correct&quot;); &quot;false positive&quot;; IF(AND([.B107]=&quot;correct&quot;;[.C107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Integer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6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108]=&quot;error&quot;;[.C108]=&quot;error&quot;); &quot;true positive&quot;; IF(AND([.B108]=&quot;correct&quot;;[.C108]=&quot;correct&quot;); &quot;true negative&quot;; IF(AND([.B108]=&quot;error&quot;;[.C108]=&quot;correct&quot;); &quot;false positive&quot;; IF(AND([.B108]=&quot;correct&quot;;[.C108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Float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4" office:value-type="string" calcext:value-type="string">
            <text:p>HelperReturnTypeModification_mutant7.atl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correct</text:p>
          </table:table-cell>
          <table:table-cell table:style-name="ce4" table:formula="of:=IF(AND([.B109]=&quot;error&quot;;[.C109]=&quot;error&quot;); &quot;true positive&quot;; IF(AND([.B109]=&quot;correct&quot;;[.C109]=&quot;correct&quot;); &quot;true negative&quot;; IF(AND([.B109]=&quot;error&quot;;[.C109]=&quot;correct&quot;); &quot;false positive&quot;; IF(AND([.B109]=&quot;correct&quot;;[.C109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4" office:value-type="string" calcext:value-type="string">
            <text:p>Invalid operand + (STATICALLY_CONFIRMED) ;Incoherent return type. Declared type (Boolean) and inferr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HelperReturnTypeModification_mutant8.atl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correct</text:p>
          </table:table-cell>
          <table:table-cell table:style-name="ce4" table:formula="of:=IF(AND([.B110]=&quot;error&quot;;[.C110]=&quot;error&quot;); &quot;true positive&quot;; IF(AND([.B110]=&quot;correct&quot;;[.C110]=&quot;correct&quot;); &quot;true negative&quot;; IF(AND([.B110]=&quot;error&quot;;[.C110]=&quot;correct&quot;); &quot;false positive&quot;; IF(AND([.B110]=&quot;correct&quot;;[.C110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4" office:value-type="string" calcext:value-type="string">
            <text:p>Invalid operand + (STATICALLY_CONFIRMED) ;Incoherent return type. Declared type (String) and inferre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HelperReturnTypeModification_mutant9.atl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correct</text:p>
          </table:table-cell>
          <table:table-cell table:style-name="ce4" table:formula="of:=IF(AND([.B111]=&quot;error&quot;;[.C111]=&quot;error&quot;); &quot;true positive&quot;; IF(AND([.B111]=&quot;correct&quot;;[.C111]=&quot;correct&quot;); &quot;true negative&quot;; IF(AND([.B111]=&quot;error&quot;;[.C111]=&quot;correct&quot;); &quot;false positive&quot;; IF(AND([.B111]=&quot;correct&quot;;[.C111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4" office:value-type="string" calcext:value-type="string">
            <text:p>Invalid operand + (STATICALLY_CONFIRMED) ;Incoherent return type. Declared type (String) and inferre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InPatternElementModification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12]=&quot;error&quot;;[.C112]=&quot;error&quot;); &quot;true positive&quot;; IF(AND([.B112]=&quot;correct&quot;;[.C112]=&quot;correct&quot;); &quot;true negative&quot;; IF(AND([.B112]=&quot;error&quot;;[.C112]=&quot;correct&quot;); &quot;false positive&quot;; IF(AND([.B112]=&quot;correct&quot;;[.C11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Machine.author found (STATICALLY_CONFIRMED) ;No feature Machine.name found (STATICALLY_CO</text:p>
          </table:table-cell>
          <table:table-cell office:value-type="string" calcext:value-type="string">
            <text:p>Trying to register several rules as default for element org.eclipse.emf.ecore.impl.DynamicEObjectImp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atternElementModification_mutant1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13]=&quot;error&quot;;[.C113]=&quot;error&quot;); &quot;true positive&quot;; IF(AND([.B113]=&quot;correct&quot;;[.C113]=&quot;correct&quot;); &quot;true negative&quot;; IF(AND([.B113]=&quot;error&quot;;[.C113]=&quot;correct&quot;); &quot;false positive&quot;; IF(AND([.B113]=&quot;correct&quot;;[.C11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argument for oclIsKindOf. Type Assembler not compatible with Factory (STATICALLY_CONFIRMED) </text:p>
          </table:table-cell>
          <table:table-cell office:value-type="string" calcext:value-type="string">
            <text:p>Feature serialno does not exist on Factory; witness m100.mode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office:annotation draw:style-name="gr3" draw:text-style-name="P1" svg:width="10.803cm" svg:height="2.966cm" svg:x="7.96cm" svg:y="49.525cm" draw:caption-point-x="-0.61cm" draw:caption-point-y="1.51cm">
              <dc:date>2015-11-24T00:00:00</dc:date>
              <text:p text:style-name="P1"><text:span text:style-name="T1">Rule ConnectAssemChcker is never executed because the new input pattern does not make sense according to the input pattern in the super rule. </text:span></text:p>
              <text:p text:style-name="P1"><text:span text:style-name="T1"/></text:p>
              <text:p text:style-name="P1"><text:span text:style-name="T1">We can add a warning to indicate that the rule will never be executed, but the feature not found error is currently independent, so it will still be a (extreme) false positive.</text:span></text:p>
            </office:annotation>
            <text:p>InPatternElementModification_mutant11.atl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correct</text:p>
          </table:table-cell>
          <table:table-cell table:style-name="ce2" table:formula="of:=IF(AND([.B114]=&quot;error&quot;;[.C114]=&quot;error&quot;); &quot;true positive&quot;; IF(AND([.B114]=&quot;correct&quot;;[.C114]=&quot;correct&quot;); &quot;true negative&quot;; IF(AND([.B114]=&quot;error&quot;;[.C114]=&quot;correct&quot;); &quot;false positive&quot;; IF(AND([.B114]=&quot;correct&quot;;[.C114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2" office:value-type="string" calcext:value-type="string">
            <text:p>No feature Factory.checks found (STATICALLY_CONFIRMED) ;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InPatternElementModification_mutant12.atl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correct</text:p>
          </table:table-cell>
          <table:table-cell table:style-name="ce2" table:formula="of:=IF(AND([.B115]=&quot;error&quot;;[.C115]=&quot;error&quot;); &quot;true positive&quot;; IF(AND([.B115]=&quot;correct&quot;;[.C115]=&quot;correct&quot;); &quot;true negative&quot;; IF(AND([.B115]=&quot;error&quot;;[.C115]=&quot;correct&quot;); &quot;false positive&quot;; IF(AND([.B115]=&quot;correct&quot;;[.C115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2" office:value-type="string" calcext:value-type="string">
            <text:p>No feature Factory.operatedBy found (STATICALLY_CONFIRMED) ;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InPatternElementModification_mutant13.atl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correct</text:p>
          </table:table-cell>
          <table:table-cell table:style-name="ce2" table:formula="of:=IF(AND([.B116]=&quot;error&quot;;[.C116]=&quot;error&quot;); &quot;true positive&quot;; IF(AND([.B116]=&quot;correct&quot;;[.C116]=&quot;correct&quot;); &quot;true negative&quot;; IF(AND([.B116]=&quot;error&quot;;[.C116]=&quot;correct&quot;); &quot;false positive&quot;; IF(AND([.B116]=&quot;correct&quot;;[.C116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2" office:value-type="string" calcext:value-type="string">
            <text:p>No feature Factory.checks found (STATICALLY_CONFIRMED) ;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InPatternElementModification_mutant1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17]=&quot;error&quot;;[.C117]=&quot;error&quot;); &quot;true positive&quot;; IF(AND([.B117]=&quot;correct&quot;;[.C117]=&quot;correct&quot;); &quot;true negative&quot;; IF(AND([.B117]=&quot;error&quot;;[.C117]=&quot;correct&quot;); &quot;false positive&quot;; IF(AND([.B117]=&quot;correct&quot;;[.C117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InPatternElementModification_mutant15.atl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correct</text:p>
          </table:table-cell>
          <table:table-cell table:style-name="ce5" table:formula="of:=IF(AND([.B118]=&quot;error&quot;;[.C118]=&quot;error&quot;); &quot;true positive&quot;; IF(AND([.B118]=&quot;correct&quot;;[.C118]=&quot;correct&quot;); &quot;true negative&quot;; IF(AND([.B118]=&quot;error&quot;;[.C118]=&quot;correct&quot;); &quot;false positive&quot;; IF(AND([.B118]=&quot;correct&quot;;[.C118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5" office:value-type="string" calcext:value-type="string">
            <text:p>Invalid parameter types: o. Expected TokenCreation(Processor)</text:p>
          </table:table-cell>
          <table:table-cell table:style-name="ce5" office:value-type="string" calcext:value-type="string">
            <text:p><text:s/>given TokenCreation(Operator) (STATIC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InPatternElementModification_mutant16.atl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correct</text:p>
          </table:table-cell>
          <table:table-cell table:style-name="ce5" table:formula="of:=IF(AND([.B119]=&quot;error&quot;;[.C119]=&quot;error&quot;); &quot;true positive&quot;; IF(AND([.B119]=&quot;correct&quot;;[.C119]=&quot;correct&quot;); &quot;true negative&quot;; IF(AND([.B119]=&quot;error&quot;;[.C119]=&quot;correct&quot;); &quot;false positive&quot;; IF(AND([.B119]=&quot;correct&quot;;[.C119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5" office:value-type="string" calcext:value-type="string">
            <text:p>Invalid parameter types: o. Expected TokenCreation(Factory)</text:p>
          </table:table-cell>
          <table:table-cell table:style-name="ce5" office:value-type="string" calcext:value-type="string">
            <text:p><text:s/>given TokenCreation(Processor) (STATICA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InPatternElementModification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20]=&quot;error&quot;;[.C120]=&quot;error&quot;); &quot;true positive&quot;; IF(AND([.B120]=&quot;correct&quot;;[.C120]=&quot;correct&quot;); &quot;true negative&quot;; IF(AND([.B120]=&quot;error&quot;;[.C120]=&quot;correct&quot;); &quot;false positive&quot;; IF(AND([.B120]=&quot;correct&quot;;[.C12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Factory.state found (STATICALLY_CONFIRMED) ;No container is possible for class Factory (S</text:p>
          </table:table-cell>
          <table:table-cell office:value-type="string" calcext:value-type="string">
            <text:p>Feature state does not exist on Factory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atternElementModification_mutant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21]=&quot;error&quot;;[.C121]=&quot;error&quot;); &quot;true positive&quot;; IF(AND([.B121]=&quot;correct&quot;;[.C121]=&quot;correct&quot;); &quot;true negative&quot;; IF(AND([.B121]=&quot;error&quot;;[.C121]=&quot;correct&quot;); &quot;false positive&quot;; IF(AND([.B121]=&quot;correct&quot;;[.C12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rule for resolveTemp (STATICALLY_CONFIRMED) ;No rule for resolveTemp (STATICALLY_CONFIRMED) ;Poss</text:p>
          </table:table-cell>
          <table:table-cell office:value-type="string" calcext:value-type="string">
            <text:p>The transformation produces ill-typed target models.; witness m1019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atternElementModification_mutant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22]=&quot;error&quot;;[.C122]=&quot;error&quot;); &quot;true positive&quot;; IF(AND([.B122]=&quot;correct&quot;;[.C122]=&quot;correct&quot;); &quot;true negative&quot;; IF(AND([.B122]=&quot;error&quot;;[.C122]=&quot;correct&quot;); &quot;false positive&quot;; IF(AND([.B122]=&quot;correct&quot;;[.C12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argument for oclIsKindOf. Type Assembler not compatible with Factory (STATICALLY_CONFIRMED) </text:p>
          </table:table-cell>
          <table:table-cell office:value-type="string" calcext:value-type="string">
            <text:p>Feature serialno does not exist on Factory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atternElementModification_mutant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23]=&quot;error&quot;;[.C123]=&quot;error&quot;); &quot;true positive&quot;; IF(AND([.B123]=&quot;correct&quot;;[.C123]=&quot;correct&quot;); &quot;true negative&quot;; IF(AND([.B123]=&quot;error&quot;;[.C123]=&quot;correct&quot;); &quot;false positive&quot;; IF(AND([.B123]=&quot;correct&quot;;[.C12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Factory.operatedBy found (STATICALLY_CONFIRMED) ;No feature Factory.ident found (STATICAL</text:p>
          </table:table-cell>
          <table:table-cell office:value-type="string" calcext:value-type="string">
            <text:p>Feature operatedBy does not exist on Factory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atternElementModification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24]=&quot;error&quot;;[.C124]=&quot;error&quot;); &quot;true positive&quot;; IF(AND([.B124]=&quot;correct&quot;;[.C124]=&quot;correct&quot;); &quot;true negative&quot;; IF(AND([.B124]=&quot;error&quot;;[.C124]=&quot;correct&quot;); &quot;false positive&quot;; IF(AND([.B124]=&quot;correct&quot;;[.C12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atternElementModification_mutant7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25]=&quot;error&quot;;[.C125]=&quot;error&quot;); &quot;true positive&quot;; IF(AND([.B125]=&quot;correct&quot;;[.C125]=&quot;correct&quot;); &quot;true negative&quot;; IF(AND([.B125]=&quot;error&quot;;[.C125]=&quot;correct&quot;); &quot;false positive&quot;; IF(AND([.B125]=&quot;correct&quot;;[.C125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atternElementModification_mutant8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26]=&quot;error&quot;;[.C126]=&quot;error&quot;); &quot;true positive&quot;; IF(AND([.B126]=&quot;correct&quot;;[.C126]=&quot;correct&quot;); &quot;true negative&quot;; IF(AND([.B126]=&quot;error&quot;;[.C126]=&quot;correct&quot;); &quot;false positive&quot;; IF(AND([.B126]=&quot;correct&quot;;[.C12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Factory.serialno found (STATICALLY_CONFIRMED) ;No feature Factory.ident found (STATICALLY</text:p>
          </table:table-cell>
          <table:table-cell office:value-type="string" calcext:value-type="string">
            <text:p>Feature serialno does not exist on Factory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atternElementModification_mutant9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27]=&quot;error&quot;;[.C127]=&quot;error&quot;); &quot;true positive&quot;; IF(AND([.B127]=&quot;correct&quot;;[.C127]=&quot;correct&quot;); &quot;true negative&quot;; IF(AND([.B127]=&quot;error&quot;;[.C127]=&quot;correct&quot;); &quot;false positive&quot;; IF(AND([.B127]=&quot;correct&quot;;[.C127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eratorModification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28]=&quot;error&quot;;[.C128]=&quot;error&quot;); &quot;true positive&quot;; IF(AND([.B128]=&quot;correct&quot;;[.C128]=&quot;correct&quot;); &quot;true negative&quot;; IF(AND([.B128]=&quot;error&quot;;[.C128]=&quot;correct&quot;); &quot;false positive&quot;; IF(AND([.B128]=&quot;correct&quot;;[.C12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y unresolved binding (Machine): <text:s/>Machine (USE_INTERNAL_ERROR) ;Possibly unresolved binding (O</text:p>
          </table:table-cell>
          <table:table-cell office:value-type="string" calcext:value-type="string">
            <text:p>Operation not found: IN!&lt;unnamed&gt;.&gt;(java.lang.Boolean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eratorModification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29]=&quot;error&quot;;[.C129]=&quot;error&quot;); &quot;true positive&quot;; IF(AND([.B129]=&quot;correct&quot;;[.C129]=&quot;correct&quot;); &quot;true negative&quot;; IF(AND([.B129]=&quot;error&quot;;[.C129]=&quot;correct&quot;); &quot;false positive&quot;; IF(AND([.B129]=&quot;correct&quot;;[.C12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Collection operation over Boolean (STATICALLY_CONFIRMED) ;No operation String.union (STATICALLY_CONF</text:p>
          </table:table-cell>
          <table:table-cell office:value-type="string" calcext:value-type="string">
            <text:p>Operation not found: true.union(java.util.ArrayList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eratorModification_mutant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30]=&quot;error&quot;;[.C130]=&quot;error&quot;); &quot;true positive&quot;; IF(AND([.B130]=&quot;correct&quot;;[.C130]=&quot;correct&quot;); &quot;true negative&quot;; IF(AND([.B130]=&quot;error&quot;;[.C130]=&quot;correct&quot;); &quot;false positive&quot;; IF(AND([.B130]=&quot;correct&quot;;[.C13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y unresolved binding (Machine): <text:s/>Machine (ERROR_CONFIRMED) ;Possibly unresolved binding (Oper</text:p>
          </table:table-cell>
          <table:table-cell office:value-type="string" calcext:value-type="string">
            <text:p>Operation not found: 'Fail'.fail_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eratorModification_mutant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31]=&quot;error&quot;;[.C131]=&quot;error&quot;); &quot;true positive&quot;; IF(AND([.B131]=&quot;correct&quot;;[.C131]=&quot;correct&quot;); &quot;true negative&quot;; IF(AND([.B131]=&quot;error&quot;;[.C131]=&quot;correct&quot;); &quot;false positive&quot;; IF(AND([.B131]=&quot;correct&quot;;[.C13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argument for union. Expected collection type</text:p>
          </table:table-cell>
          <table:table-cell office:value-type="string" calcext:value-type="string">
            <text:p><text:s/>but got Boolean (STATICALLY_CONFIRMED) ;</text:p>
          </table:table-cell>
          <table:table-cell office:value-type="string" calcext:value-type="string">
            <text:p>java.lang.Boolean cannot be cast to java.util.Collection; witness m0.model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odificationofParentRule_mutant1.atl</text:p>
          </table:table-cell>
          <table:table-cell table:style-name="ce4" office:value-type="string" calcext:value-type="string">
            <text:p>correct</text:p>
          </table:table-cell>
          <table:table-cell table:style-name="ce4" office:value-type="string" calcext:value-type="string">
            <text:p>error</text:p>
          </table:table-cell>
          <table:table-cell table:style-name="ce4" table:formula="of:=IF(AND([.B132]=&quot;error&quot;;[.C132]=&quot;error&quot;); &quot;true positive&quot;; IF(AND([.B132]=&quot;correct&quot;;[.C132]=&quot;correct&quot;); &quot;true negative&quot;; IF(AND([.B132]=&quot;error&quot;;[.C132]=&quot;correct&quot;); &quot;false positive&quot;; IF(AND([.B132]=&quot;correct&quot;;[.C132]=&quot;error&quot;); &quot;false negative&quot;; &quot;unknown&quot;))))" office:value-type="string" office:string-value="false negative" calcext:value-type="string">
            <text:p>false negative</text:p>
          </table:table-cell>
          <table:table-cell table:style-name="ce4"/>
          <table:table-cell table:style-name="ce4" office:value-type="string" calcext:value-type="string">
            <text:p>The transformation produces ill-typed target models.; witness m1019.model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ModificationofParentRule_mutant2.atl</text:p>
          </table:table-cell>
          <table:table-cell table:style-name="ce4" office:value-type="string" calcext:value-type="string">
            <text:p>correct</text:p>
          </table:table-cell>
          <table:table-cell table:style-name="ce4" office:value-type="string" calcext:value-type="string">
            <text:p>error</text:p>
          </table:table-cell>
          <table:table-cell table:style-name="ce4" table:formula="of:=IF(AND([.B133]=&quot;error&quot;;[.C133]=&quot;error&quot;); &quot;true positive&quot;; IF(AND([.B133]=&quot;correct&quot;;[.C133]=&quot;correct&quot;); &quot;true negative&quot;; IF(AND([.B133]=&quot;error&quot;;[.C133]=&quot;correct&quot;); &quot;false positive&quot;; IF(AND([.B133]=&quot;correct&quot;;[.C133]=&quot;error&quot;); &quot;false negative&quot;; &quot;unknown&quot;))))" office:value-type="string" office:string-value="false negative" calcext:value-type="string">
            <text:p>false negative</text:p>
          </table:table-cell>
          <table:table-cell table:style-name="ce4"/>
          <table:table-cell table:style-name="ce4" office:value-type="string" calcext:value-type="string">
            <text:p>The transformation produces ill-typed target models.; witness m1019.model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ModificationofParentRule_mutant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34]=&quot;error&quot;;[.C134]=&quot;error&quot;); &quot;true positive&quot;; IF(AND([.B134]=&quot;correct&quot;;[.C134]=&quot;correct&quot;); &quot;true negative&quot;; IF(AND([.B134]=&quot;error&quot;;[.C134]=&quot;correct&quot;); &quot;false positive&quot;; IF(AND([.B134]=&quot;correct&quot;;[.C13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ificationofParentRule_mutant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35]=&quot;error&quot;;[.C135]=&quot;error&quot;); &quot;true positive&quot;; IF(AND([.B135]=&quot;correct&quot;;[.C135]=&quot;correct&quot;); &quot;true negative&quot;; IF(AND([.B135]=&quot;error&quot;;[.C135]=&quot;correct&quot;); &quot;false positive&quot;; IF(AND([.B135]=&quot;correct&quot;;[.C135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ificationofParentRule_mutant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36]=&quot;error&quot;;[.C136]=&quot;error&quot;); &quot;true positive&quot;; IF(AND([.B136]=&quot;correct&quot;;[.C136]=&quot;correct&quot;); &quot;true negative&quot;; IF(AND([.B136]=&quot;error&quot;;[.C136]=&quot;correct&quot;); &quot;false positive&quot;; IF(AND([.B136]=&quot;correct&quot;;[.C13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ificationofParentRule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37]=&quot;error&quot;;[.C137]=&quot;error&quot;); &quot;true positive&quot;; IF(AND([.B137]=&quot;correct&quot;;[.C137]=&quot;correct&quot;); &quot;true negative&quot;; IF(AND([.B137]=&quot;error&quot;;[.C137]=&quot;correct&quot;); &quot;false positive&quot;; IF(AND([.B137]=&quot;correct&quot;;[.C137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38]=&quot;error&quot;;[.C138]=&quot;error&quot;); &quot;true positive&quot;; IF(AND([.B138]=&quot;correct&quot;;[.C138]=&quot;correct&quot;); &quot;true negative&quot;; IF(AND([.B138]=&quot;error&quot;;[.C138]=&quot;correct&quot;); &quot;false positive&quot;; IF(AND([.B138]=&quot;correct&quot;;[.C138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10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39]=&quot;error&quot;;[.C139]=&quot;error&quot;); &quot;true positive&quot;; IF(AND([.B139]=&quot;correct&quot;;[.C139]=&quot;correct&quot;); &quot;true negative&quot;; IF(AND([.B139]=&quot;error&quot;;[.C139]=&quot;correct&quot;); &quot;false positive&quot;; IF(AND([.B139]=&quot;correct&quot;;[.C139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1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40]=&quot;error&quot;;[.C140]=&quot;error&quot;); &quot;true positive&quot;; IF(AND([.B140]=&quot;correct&quot;;[.C140]=&quot;correct&quot;); &quot;true negative&quot;; IF(AND([.B140]=&quot;error&quot;;[.C140]=&quot;correct&quot;); &quot;false positive&quot;; IF(AND([.B140]=&quot;correct&quot;;[.C140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1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41]=&quot;error&quot;;[.C141]=&quot;error&quot;); &quot;true positive&quot;; IF(AND([.B141]=&quot;correct&quot;;[.C141]=&quot;correct&quot;); &quot;true negative&quot;; IF(AND([.B141]=&quot;error&quot;;[.C141]=&quot;correct&quot;); &quot;false positive&quot;; IF(AND([.B141]=&quot;correct&quot;;[.C14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 not supported by Factory (STATICALLY_CONFIRMED) ;Possibly unresolved binding (Machine): <text:s/></text:p>
          </table:table-cell>
          <table:table-cell office:value-type="string" calcext:value-type="string">
            <text:p>Operation not found: IN!string1.&gt;(java.lang.Integer); witness m1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1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42]=&quot;error&quot;;[.C142]=&quot;error&quot;); &quot;true positive&quot;; IF(AND([.B142]=&quot;correct&quot;;[.C142]=&quot;correct&quot;); &quot;true negative&quot;; IF(AND([.B142]=&quot;error&quot;;[.C142]=&quot;correct&quot;); &quot;false positive&quot;; IF(AND([.B142]=&quot;correct&quot;;[.C14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 not supported by Operator (STATICALLY_CONFIRMED) ;Possibly unresolved binding (Machine): </text:p>
          </table:table-cell>
          <table:table-cell office:value-type="string" calcext:value-type="string">
            <text:p>Operation not found: OclUndefined.&gt;(java.lang.Integer); witness m1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1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43]=&quot;error&quot;;[.C143]=&quot;error&quot;); &quot;true positive&quot;; IF(AND([.B143]=&quot;correct&quot;;[.C143]=&quot;correct&quot;); &quot;true negative&quot;; IF(AND([.B143]=&quot;error&quot;;[.C143]=&quot;correct&quot;); &quot;false positive&quot;; IF(AND([.B143]=&quot;correct&quot;;[.C14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1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44]=&quot;error&quot;;[.C144]=&quot;error&quot;); &quot;true positive&quot;; IF(AND([.B144]=&quot;correct&quot;;[.C144]=&quot;correct&quot;); &quot;true negative&quot;; IF(AND([.B144]=&quot;error&quot;;[.C144]=&quot;correct&quot;); &quot;false positive&quot;; IF(AND([.B144]=&quot;correct&quot;;[.C144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CONFLICT: ERROR_CONFIRMED</text:p>
          </table:table-cell>
          <table:table-cell office:value-type="string" calcext:value-type="string">
            <text:p>Trying to register several rules as default for element org.eclipse.emf.ecore.impl.DynamicEObjectImp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16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45]=&quot;error&quot;;[.C145]=&quot;error&quot;); &quot;true positive&quot;; IF(AND([.B145]=&quot;correct&quot;;[.C145]=&quot;correct&quot;); &quot;true negative&quot;; IF(AND([.B145]=&quot;error&quot;;[.C145]=&quot;correct&quot;); &quot;false positive&quot;; IF(AND([.B145]=&quot;correct&quot;;[.C14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 not supported by Factory (STATICALLY_CONFIRMED) ;</text:p>
          </table:table-cell>
          <table:table-cell office:value-type="string" calcext:value-type="string">
            <text:p>Operation not found: IN!string2.&gt;(java.lang.Integer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1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46]=&quot;error&quot;;[.C146]=&quot;error&quot;); &quot;true positive&quot;; IF(AND([.B146]=&quot;correct&quot;;[.C146]=&quot;correct&quot;); &quot;true negative&quot;; IF(AND([.B146]=&quot;error&quot;;[.C146]=&quot;correct&quot;); &quot;false positive&quot;; IF(AND([.B146]=&quot;correct&quot;;[.C14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 not supported by Operator (STATICALLY_CONFIRMED) ;</text:p>
          </table:table-cell>
          <table:table-cell office:value-type="string" calcext:value-type="string">
            <text:p>Operation not found: OclUndefined.&gt;(java.lang.Integer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18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47]=&quot;error&quot;;[.C147]=&quot;error&quot;); &quot;true positive&quot;; IF(AND([.B147]=&quot;correct&quot;;[.C147]=&quot;correct&quot;); &quot;true negative&quot;; IF(AND([.B147]=&quot;error&quot;;[.C147]=&quot;correct&quot;); &quot;false positive&quot;; IF(AND([.B147]=&quot;correct&quot;;[.C14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 not supported by Factory (STATICALLY_CONFIRMED) ;</text:p>
          </table:table-cell>
          <table:table-cell office:value-type="string" calcext:value-type="string">
            <text:p>Operation not found: IN!string2.&gt;(java.lang.Integer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1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48]=&quot;error&quot;;[.C148]=&quot;error&quot;); &quot;true positive&quot;; IF(AND([.B148]=&quot;correct&quot;;[.C148]=&quot;correct&quot;); &quot;true negative&quot;; IF(AND([.B148]=&quot;error&quot;;[.C148]=&quot;correct&quot;); &quot;false positive&quot;; IF(AND([.B148]=&quot;correct&quot;;[.C14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 not supported by Operator (STATICALLY_CONFIRMED) ;</text:p>
          </table:table-cell>
          <table:table-cell office:value-type="string" calcext:value-type="string">
            <text:p>Operation not found: OclUndefined.&gt;(java.lang.Integer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49]=&quot;error&quot;;[.C149]=&quot;error&quot;); &quot;true positive&quot;; IF(AND([.B149]=&quot;correct&quot;;[.C149]=&quot;correct&quot;); &quot;true negative&quot;; IF(AND([.B149]=&quot;error&quot;;[.C149]=&quot;correct&quot;); &quot;false positive&quot;; IF(AND([.B149]=&quot;correct&quot;;[.C14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binding PetriNet.author</text:p>
          </table:table-cell>
          <table:table-cell office:value-type="string" calcext:value-type="string">
            <text:p><text:s/>expected mono-valued</text:p>
          </table:table-cell>
          <table:table-cell office:value-type="string" calcext:value-type="string">
            <text:p><text:s/>received collection (STATICALLY_CONFIRMED) ;In bin</text:p>
          </table:table-cell>
          <table:table-cell office:value-type="string" calcext:value-type="string">
            <text:p>The value of type 'class org.eclipse.emf.ecore.impl.DynamicEObjectImpl' must be of type 'class java.; witness m0.mode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avigationModification_mutant20.atl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error</text:p>
          </table:table-cell>
          <table:table-cell table:style-name="ce1" table:formula="of:=IF(AND([.B150]=&quot;error&quot;;[.C150]=&quot;error&quot;); &quot;true positive&quot;; IF(AND([.B150]=&quot;correct&quot;;[.C150]=&quot;correct&quot;); &quot;true negative&quot;; IF(AND([.B150]=&quot;error&quot;;[.C150]=&quot;correct&quot;); &quot;false positive&quot;; IF(AND([.B150]=&quot;correct&quot;;[.C150]=&quot;error&quot;); &quot;false negative&quot;; &quot;unknown&quot;))))" office:value-type="string" office:string-value="false negative" calcext:value-type="string">
            <text:p>false negative</text:p>
          </table:table-cell>
          <table:table-cell table:style-name="ce1"/>
          <table:table-cell table:style-name="ce1" office:value-type="string" calcext:value-type="string">
            <text:p>org.eclipse.emf.ecore.impl.DynamicEObjectImpl cannot be cast to java.lang.Number; witness m100.model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NavigationModification_mutant2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51]=&quot;error&quot;;[.C151]=&quot;error&quot;); &quot;true positive&quot;; IF(AND([.B151]=&quot;correct&quot;;[.C151]=&quot;correct&quot;); &quot;true negative&quot;; IF(AND([.B151]=&quot;error&quot;;[.C151]=&quot;correct&quot;); &quot;false positive&quot;; IF(AND([.B151]=&quot;correct&quot;;[.C151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22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52]=&quot;error&quot;;[.C152]=&quot;error&quot;); &quot;true positive&quot;; IF(AND([.B152]=&quot;correct&quot;;[.C152]=&quot;correct&quot;); &quot;true negative&quot;; IF(AND([.B152]=&quot;error&quot;;[.C152]=&quot;correct&quot;); &quot;false positive&quot;; IF(AND([.B152]=&quot;correct&quot;;[.C152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2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53]=&quot;error&quot;;[.C153]=&quot;error&quot;); &quot;true positive&quot;; IF(AND([.B153]=&quot;correct&quot;;[.C153]=&quot;correct&quot;); &quot;true negative&quot;; IF(AND([.B153]=&quot;error&quot;;[.C153]=&quot;correct&quot;); &quot;false positive&quot;; IF(AND([.B153]=&quot;correct&quot;;[.C15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Collection operation over Operator (STATICALLY_CONFIRMED) ;No operation Operator.includes (STATICALL</text:p>
          </table:table-cell>
          <table:table-cell office:value-type="string" calcext:value-type="string">
            <text:p>Operation not found: IN!string5.includes(org.eclipse.emf.ecore.impl.DynamicEObjectImpl); witness m10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2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54]=&quot;error&quot;;[.C154]=&quot;error&quot;); &quot;true positive&quot;; IF(AND([.B154]=&quot;correct&quot;;[.C154]=&quot;correct&quot;); &quot;true negative&quot;; IF(AND([.B154]=&quot;error&quot;;[.C154]=&quot;correct&quot;); &quot;false positive&quot;; IF(AND([.B154]=&quot;correct&quot;;[.C15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2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55]=&quot;error&quot;;[.C155]=&quot;error&quot;); &quot;true positive&quot;; IF(AND([.B155]=&quot;correct&quot;;[.C155]=&quot;correct&quot;); &quot;true negative&quot;; IF(AND([.B155]=&quot;error&quot;;[.C155]=&quot;correct&quot;); &quot;false positive&quot;; IF(AND([.B155]=&quot;correct&quot;;[.C155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56]=&quot;error&quot;;[.C156]=&quot;error&quot;); &quot;true positive&quot;; IF(AND([.B156]=&quot;correct&quot;;[.C156]=&quot;correct&quot;); &quot;true negative&quot;; IF(AND([.B156]=&quot;error&quot;;[.C156]=&quot;correct&quot;); &quot;false positive&quot;; IF(AND([.B156]=&quot;correct&quot;;[.C15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57]=&quot;error&quot;;[.C157]=&quot;error&quot;); &quot;true positive&quot;; IF(AND([.B157]=&quot;correct&quot;;[.C157]=&quot;correct&quot;); &quot;true negative&quot;; IF(AND([.B157]=&quot;error&quot;;[.C157]=&quot;correct&quot;); &quot;false positive&quot;; IF(AND([.B157]=&quot;correct&quot;;[.C15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binding PetriNet.name</text:p>
          </table:table-cell>
          <table:table-cell office:value-type="string" calcext:value-type="string">
            <text:p><text:s/>expected mono-valued</text:p>
          </table:table-cell>
          <table:table-cell office:value-type="string" calcext:value-type="string">
            <text:p><text:s/>received collection (STATICALLY_CONFIRMED) ;In bindi</text:p>
          </table:table-cell>
          <table:table-cell office:value-type="string" calcext:value-type="string">
            <text:p>The value of type 'class org.eclipse.emf.ecore.impl.DynamicEObjectImpl' must be of type 'class java.; witness m0.mode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avigationModification_mutant5.atl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error</text:p>
          </table:table-cell>
          <table:table-cell table:style-name="ce1" table:formula="of:=IF(AND([.B158]=&quot;error&quot;;[.C158]=&quot;error&quot;); &quot;true positive&quot;; IF(AND([.B158]=&quot;correct&quot;;[.C158]=&quot;correct&quot;); &quot;true negative&quot;; IF(AND([.B158]=&quot;error&quot;;[.C158]=&quot;correct&quot;); &quot;false positive&quot;; IF(AND([.B158]=&quot;correct&quot;;[.C158]=&quot;error&quot;); &quot;false negative&quot;; &quot;unknown&quot;))))" office:value-type="string" office:string-value="false negative" calcext:value-type="string">
            <text:p>false negative</text:p>
          </table:table-cell>
          <table:table-cell table:style-name="ce1"/>
          <table:table-cell table:style-name="ce1" office:value-type="string" calcext:value-type="string">
            <text:p>Cannot iterate on 'string1'; witness m0.model</text:p>
          </table:table-cell>
          <table:table-cell table:style-name="ce1" office:value-type="string" calcext:value-type="string">
            <text:p><text:s/>***WARNING*** anATLyser raised the exception java.util.concurrent.ExecutionException: anatlyzer.atl.model.ErrorModel$NoRecoverableError: Iterator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NavigationModification_mutant6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59]=&quot;error&quot;;[.C159]=&quot;error&quot;); &quot;true positive&quot;; IF(AND([.B159]=&quot;correct&quot;;[.C159]=&quot;correct&quot;); &quot;true negative&quot;; IF(AND([.B159]=&quot;error&quot;;[.C159]=&quot;correct&quot;); &quot;false positive&quot;; IF(AND([.B159]=&quot;correct&quot;;[.C15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 not supported by Factory (STATICALLY_CONFIRMED) ;Possibly unresolved binding (Machine): <text:s/></text:p>
          </table:table-cell>
          <table:table-cell office:value-type="string" calcext:value-type="string">
            <text:p>Operation not found: IN!string1.&gt;(java.lang.Integer); witness m1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60]=&quot;error&quot;;[.C160]=&quot;error&quot;); &quot;true positive&quot;; IF(AND([.B160]=&quot;correct&quot;;[.C160]=&quot;correct&quot;); &quot;true negative&quot;; IF(AND([.B160]=&quot;error&quot;;[.C160]=&quot;correct&quot;); &quot;false positive&quot;; IF(AND([.B160]=&quot;correct&quot;;[.C16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 not supported by Operator (STATICALLY_CONFIRMED) ;Possibly unresolved binding (Machine): </text:p>
          </table:table-cell>
          <table:table-cell office:value-type="string" calcext:value-type="string">
            <text:p>Operation not found: OclUndefined.&gt;(java.lang.Integer); witness m1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8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61]=&quot;error&quot;;[.C161]=&quot;error&quot;); &quot;true positive&quot;; IF(AND([.B161]=&quot;correct&quot;;[.C161]=&quot;correct&quot;); &quot;true negative&quot;; IF(AND([.B161]=&quot;error&quot;;[.C161]=&quot;correct&quot;); &quot;false positive&quot;; IF(AND([.B161]=&quot;correct&quot;;[.C161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Cannot iterate on 'string1'; witness m0.model</text:p>
          </table:table-cell>
          <table:table-cell office:value-type="string" calcext:value-type="string">
            <text:p><text:s/>***WARNING*** anATLyser raised the exception java.util.concurrent.ExecutionException: anatlyzer.atl.model.ErrorModel$NoRecoverableError: Iter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igationModification_mutant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62]=&quot;error&quot;;[.C162]=&quot;error&quot;); &quot;true positive&quot;; IF(AND([.B162]=&quot;correct&quot;;[.C162]=&quot;correct&quot;); &quot;true negative&quot;; IF(AND([.B162]=&quot;error&quot;;[.C162]=&quot;correct&quot;); &quot;false positive&quot;; IF(AND([.B162]=&quot;correct&quot;;[.C16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y unresolved binding (Machine): <text:s/>Machine (ERROR_CONFIRMED) ;Possibly unresolved binding (Oper</text:p>
          </table:table-cell>
          <table:table-cell office:value-type="string" calcext:value-type="string">
            <text:p>Operation not found: 'Fail'.fail_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63]=&quot;error&quot;;[.C163]=&quot;error&quot;); &quot;true positive&quot;; IF(AND([.B163]=&quot;correct&quot;;[.C163]=&quot;correct&quot;); &quot;true negative&quot;; IF(AND([.B163]=&quot;error&quot;;[.C163]=&quot;correct&quot;); &quot;false positive&quot;; IF(AND([.B163]=&quot;correct&quot;;[.C16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rationCallModification_mutant1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64]=&quot;error&quot;;[.C164]=&quot;error&quot;); &quot;true positive&quot;; IF(AND([.B164]=&quot;correct&quot;;[.C164]=&quot;correct&quot;); &quot;true negative&quot;; IF(AND([.B164]=&quot;error&quot;;[.C164]=&quot;correct&quot;); &quot;false positive&quot;; IF(AND([.B164]=&quot;correct&quot;;[.C164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min (STATICALLY_CONFIRMED) ;No operation Operator.min (STATICALL</text:p>
          </table:table-cell>
          <table:table-cell office:value-type="string" calcext:value-type="string">
            <text:p>Operation not found: OclUndefined.min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65]=&quot;error&quot;;[.C165]=&quot;error&quot;); &quot;true positive&quot;; IF(AND([.B165]=&quot;correct&quot;;[.C165]=&quot;correct&quot;); &quot;true negative&quot;; IF(AND([.B165]=&quot;error&quot;;[.C165]=&quot;correct&quot;); &quot;false positive&quot;; IF(AND([.B165]=&quot;correct&quot;;[.C16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endsWith (STATICALLY_CONFIRMED) ;No operation Operator.endsWith </text:p>
          </table:table-cell>
          <table:table-cell office:value-type="string" calcext:value-type="string">
            <text:p>Operation not found: OclUndefined.endsWith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66]=&quot;error&quot;;[.C166]=&quot;error&quot;); &quot;true positive&quot;; IF(AND([.B166]=&quot;correct&quot;;[.C166]=&quot;correct&quot;); &quot;true negative&quot;; IF(AND([.B166]=&quot;error&quot;;[.C166]=&quot;correct&quot;); &quot;false positive&quot;; IF(AND([.B166]=&quot;correct&quot;;[.C16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toReal (STATICALLY_CONFIRMED) ;No operation Operator.toReal (STA</text:p>
          </table:table-cell>
          <table:table-cell office:value-type="string" calcext:value-type="string">
            <text:p>Operation not found: OclUndefined.toReal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3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67]=&quot;error&quot;;[.C167]=&quot;error&quot;); &quot;true positive&quot;; IF(AND([.B167]=&quot;correct&quot;;[.C167]=&quot;correct&quot;); &quot;true negative&quot;; IF(AND([.B167]=&quot;error&quot;;[.C167]=&quot;correct&quot;); &quot;false positive&quot;; IF(AND([.B167]=&quot;correct&quot;;[.C167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oclIsUndefined: wrong number of parameters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68]=&quot;error&quot;;[.C168]=&quot;error&quot;); &quot;true positive&quot;; IF(AND([.B168]=&quot;correct&quot;;[.C168]=&quot;correct&quot;); &quot;true negative&quot;; IF(AND([.B168]=&quot;error&quot;;[.C168]=&quot;correct&quot;); &quot;false positive&quot;; IF(AND([.B168]=&quot;correct&quot;;[.C168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rationCallModification_mutant1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69]=&quot;error&quot;;[.C169]=&quot;error&quot;); &quot;true positive&quot;; IF(AND([.B169]=&quot;correct&quot;;[.C169]=&quot;correct&quot;); &quot;true negative&quot;; IF(AND([.B169]=&quot;error&quot;;[.C169]=&quot;correct&quot;); &quot;false positive&quot;; IF(AND([.B169]=&quot;correct&quot;;[.C16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Machine.log (STATICALLY_CONFIRMED) ;</text:p>
          </table:table-cell>
          <table:table-cell office:value-type="string" calcext:value-type="string">
            <text:p>Operation not found: IN!&lt;unnamed&gt;.log(org.eclipse.emf.ecore.impl.EClassImpl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6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70]=&quot;error&quot;;[.C170]=&quot;error&quot;); &quot;true positive&quot;; IF(AND([.B170]=&quot;correct&quot;;[.C170]=&quot;correct&quot;); &quot;true negative&quot;; IF(AND([.B170]=&quot;error&quot;;[.C170]=&quot;correct&quot;); &quot;false positive&quot;; IF(AND([.B170]=&quot;correct&quot;;[.C17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floor (STATICALLY_CONFIRMED) ;No operation Operator.floor (STATI</text:p>
          </table:table-cell>
          <table:table-cell office:value-type="string" calcext:value-type="string">
            <text:p>Operation not found: OclUndefined.floor(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71]=&quot;error&quot;;[.C171]=&quot;error&quot;); &quot;true positive&quot;; IF(AND([.B171]=&quot;correct&quot;;[.C171]=&quot;correct&quot;); &quot;true negative&quot;; IF(AND([.B171]=&quot;error&quot;;[.C171]=&quot;correct&quot;); &quot;false positive&quot;; IF(AND([.B171]=&quot;correct&quot;;[.C17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indexOf (STATICALLY_CONFIRMED) ;No operation Operator.indexOf (S</text:p>
          </table:table-cell>
          <table:table-cell office:value-type="string" calcext:value-type="string">
            <text:p>Operation not found: OclUndefined.indexOf(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8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72]=&quot;error&quot;;[.C172]=&quot;error&quot;); &quot;true positive&quot;; IF(AND([.B172]=&quot;correct&quot;;[.C172]=&quot;correct&quot;); &quot;true negative&quot;; IF(AND([.B172]=&quot;error&quot;;[.C172]=&quot;correct&quot;); &quot;false positive&quot;; IF(AND([.B172]=&quot;correct&quot;;[.C17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startsWith (STATICALLY_CONFIRMED) ;No operation Operator.startsW</text:p>
          </table:table-cell>
          <table:table-cell office:value-type="string" calcext:value-type="string">
            <text:p>Operation not found: OclUndefined.startsWith(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9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73]=&quot;error&quot;;[.C173]=&quot;error&quot;); &quot;true positive&quot;; IF(AND([.B173]=&quot;correct&quot;;[.C173]=&quot;correct&quot;); &quot;true negative&quot;; IF(AND([.B173]=&quot;error&quot;;[.C173]=&quot;correct&quot;); &quot;false positive&quot;; IF(AND([.B173]=&quot;correct&quot;;[.C173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broken.abs(); witness m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154:24-154: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onCallModification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74]=&quot;error&quot;;[.C174]=&quot;error&quot;); &quot;true positive&quot;; IF(AND([.B174]=&quot;correct&quot;;[.C174]=&quot;correct&quot;); &quot;true negative&quot;; IF(AND([.B174]=&quot;error&quot;;[.C174]=&quot;correct&quot;); &quot;false positive&quot;; IF(AND([.B174]=&quot;correct&quot;;[.C174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Machine.log (STATICALLY_CONFIRMED) ;Possibly unresolved binding (Machine): <text:s/>Machine (US</text:p>
          </table:table-cell>
          <table:table-cell office:value-type="string" calcext:value-type="string">
            <text:p>Operation not found: IN!&lt;unnamed&gt;.log(org.eclipse.emf.ecore.impl.EClassImpl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20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75]=&quot;error&quot;;[.C175]=&quot;error&quot;); &quot;true positive&quot;; IF(AND([.B175]=&quot;correct&quot;;[.C175]=&quot;correct&quot;); &quot;true negative&quot;; IF(AND([.B175]=&quot;error&quot;;[.C175]=&quot;correct&quot;); &quot;false positive&quot;; IF(AND([.B175]=&quot;correct&quot;;[.C175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broken.trim(); witness m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154:24-154: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onCallModification_mutant21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76]=&quot;error&quot;;[.C176]=&quot;error&quot;); &quot;true positive&quot;; IF(AND([.B176]=&quot;correct&quot;;[.C176]=&quot;correct&quot;); &quot;true negative&quot;; IF(AND([.B176]=&quot;error&quot;;[.C176]=&quot;correct&quot;); &quot;false positive&quot;; IF(AND([.B176]=&quot;correct&quot;;[.C176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broken.concat(); witness m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154:24-154: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onCallModification_mutant22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77]=&quot;error&quot;;[.C177]=&quot;error&quot;); &quot;true positive&quot;; IF(AND([.B177]=&quot;correct&quot;;[.C177]=&quot;correct&quot;); &quot;true negative&quot;; IF(AND([.B177]=&quot;error&quot;;[.C177]=&quot;correct&quot;); &quot;false positive&quot;; IF(AND([.B177]=&quot;correct&quot;;[.C177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broken.startsWith(); witness m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154:24-154: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onCallModification_mutant2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78]=&quot;error&quot;;[.C178]=&quot;error&quot;); &quot;true positive&quot;; IF(AND([.B178]=&quot;correct&quot;;[.C178]=&quot;correct&quot;); &quot;true negative&quot;; IF(AND([.B178]=&quot;error&quot;;[.C178]=&quot;correct&quot;); &quot;false positive&quot;; IF(AND([.B178]=&quot;correct&quot;;[.C17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Machine.abs (STATICALLY_CONFIRMED) ;Invalid parameter types: o. Expected TokenCreation(</text:p>
          </table:table-cell>
          <table:table-cell office:value-type="string" calcext:value-type="string">
            <text:p>Operation not found: IN!&lt;unnamed&gt;.abs(org.eclipse.emf.ecore.impl.EClassImpl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2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79]=&quot;error&quot;;[.C179]=&quot;error&quot;); &quot;true positive&quot;; IF(AND([.B179]=&quot;correct&quot;;[.C179]=&quot;correct&quot;); &quot;true negative&quot;; IF(AND([.B179]=&quot;error&quot;;[.C179]=&quot;correct&quot;); &quot;false positive&quot;; IF(AND([.B179]=&quot;correct&quot;;[.C179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rationCallModification_mutant2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0]=&quot;error&quot;;[.C180]=&quot;error&quot;); &quot;true positive&quot;; IF(AND([.B180]=&quot;correct&quot;;[.C180]=&quot;correct&quot;); &quot;true negative&quot;; IF(AND([.B180]=&quot;error&quot;;[.C180]=&quot;correct&quot;); &quot;false positive&quot;; IF(AND([.B180]=&quot;correct&quot;;[.C18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Machine.endsWith (STATICALLY_CONFIRMED) ;Invalid parameter types: o. Expected TokenCrea</text:p>
          </table:table-cell>
          <table:table-cell office:value-type="string" calcext:value-type="string">
            <text:p>Operation not found: IN!&lt;unnamed&gt;.endsWith(org.eclipse.emf.ecore.impl.EClassImpl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1]=&quot;error&quot;;[.C181]=&quot;error&quot;); &quot;true positive&quot;; IF(AND([.B181]=&quot;correct&quot;;[.C181]=&quot;correct&quot;); &quot;true negative&quot;; IF(AND([.B181]=&quot;error&quot;;[.C181]=&quot;correct&quot;); &quot;false positive&quot;; IF(AND([.B181]=&quot;correct&quot;;[.C18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Machine.endsWith (STATICALLY_CONFIRMED) ;Possibly unresolved binding (Machine): <text:s/>Machin</text:p>
          </table:table-cell>
          <table:table-cell office:value-type="string" calcext:value-type="string">
            <text:p>Operation not found: IN!&lt;unnamed&gt;.endsWith(org.eclipse.emf.ecore.impl.EClassImpl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2]=&quot;error&quot;;[.C182]=&quot;error&quot;); &quot;true positive&quot;; IF(AND([.B182]=&quot;correct&quot;;[.C182]=&quot;correct&quot;); &quot;true negative&quot;; IF(AND([.B182]=&quot;error&quot;;[.C182]=&quot;correct&quot;); &quot;false positive&quot;; IF(AND([.B182]=&quot;correct&quot;;[.C18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y unresolved binding (Machine): <text:s/>Machine (USE_INTERNAL_ERROR) ;Possibly unresolved binding (O</text:p>
          </table:table-cell>
          <table:table-cell office:value-type="string" calcext:value-type="string">
            <text:p>Operation not found: 'Fail'.fail_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3]=&quot;error&quot;;[.C183]=&quot;error&quot;); &quot;true positive&quot;; IF(AND([.B183]=&quot;correct&quot;;[.C183]=&quot;correct&quot;); &quot;true negative&quot;; IF(AND([.B183]=&quot;error&quot;;[.C183]=&quot;correct&quot;); &quot;false positive&quot;; IF(AND([.B183]=&quot;correct&quot;;[.C18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Machine.max (STATICALLY_CONFIRMED) ;Possibly unresolved binding (Machine): <text:s/>Machine (US</text:p>
          </table:table-cell>
          <table:table-cell office:value-type="string" calcext:value-type="string">
            <text:p>Operation not found: IN!&lt;unnamed&gt;.max(org.eclipse.emf.ecore.impl.EClassImpl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6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4]=&quot;error&quot;;[.C184]=&quot;error&quot;); &quot;true positive&quot;; IF(AND([.B184]=&quot;correct&quot;;[.C184]=&quot;correct&quot;); &quot;true negative&quot;; IF(AND([.B184]=&quot;error&quot;;[.C184]=&quot;correct&quot;); &quot;false positive&quot;; IF(AND([.B184]=&quot;correct&quot;;[.C184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Machine.startsWith (STATICALLY_CONFIRMED) ;Possibly unresolved binding (Machine): <text:s/>Mach</text:p>
          </table:table-cell>
          <table:table-cell office:value-type="string" calcext:value-type="string">
            <text:p>Operation not found: IN!&lt;unnamed&gt;.startsWith(org.eclipse.emf.ecore.impl.EClassImpl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5]=&quot;error&quot;;[.C185]=&quot;error&quot;); &quot;true positive&quot;; IF(AND([.B185]=&quot;correct&quot;;[.C185]=&quot;correct&quot;); &quot;true negative&quot;; IF(AND([.B185]=&quot;error&quot;;[.C185]=&quot;correct&quot;); &quot;false positive&quot;; IF(AND([.B185]=&quot;correct&quot;;[.C18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abs (STATICALLY_CONFIRMED) ;No operation Operator.abs (STATICALL</text:p>
          </table:table-cell>
          <table:table-cell office:value-type="string" calcext:value-type="string">
            <text:p>Operation not found: OclUndefined.abs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8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6]=&quot;error&quot;;[.C186]=&quot;error&quot;); &quot;true positive&quot;; IF(AND([.B186]=&quot;correct&quot;;[.C186]=&quot;correct&quot;); &quot;true negative&quot;; IF(AND([.B186]=&quot;error&quot;;[.C186]=&quot;correct&quot;); &quot;false positive&quot;; IF(AND([.B186]=&quot;correct&quot;;[.C18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indexOf (STATICALLY_CONFIRMED) ;No operation Operator.indexOf (S</text:p>
          </table:table-cell>
          <table:table-cell office:value-type="string" calcext:value-type="string">
            <text:p>Operation not found: OclUndefined.indexOf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7]=&quot;error&quot;;[.C187]=&quot;error&quot;); &quot;true positive&quot;; IF(AND([.B187]=&quot;correct&quot;;[.C187]=&quot;correct&quot;); &quot;true negative&quot;; IF(AND([.B187]=&quot;error&quot;;[.C187]=&quot;correct&quot;); &quot;false positive&quot;; IF(AND([.B187]=&quot;correct&quot;;[.C18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startsWith (STATICALLY_CONFIRMED) ;No operation Operator.startsW</text:p>
          </table:table-cell>
          <table:table-cell office:value-type="string" calcext:value-type="string">
            <text:p>Operation not found: OclUndefined.startsWith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1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88]=&quot;error&quot;;[.C188]=&quot;error&quot;); &quot;true positive&quot;; IF(AND([.B188]=&quot;correct&quot;;[.C188]=&quot;correct&quot;); &quot;true negative&quot;; IF(AND([.B188]=&quot;error&quot;;[.C188]=&quot;correct&quot;); &quot;false positive&quot;; IF(AND([.B188]=&quot;correct&quot;;[.C188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underRepair.*(org.eclipse.m2m.atl.engine.emfvm.lib.EnumLiteral); witness m100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26:5-26: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9]=&quot;error&quot;;[.C189]=&quot;error&quot;); &quot;true positive&quot;; IF(AND([.B189]=&quot;correct&quot;;[.C189]=&quot;correct&quot;); &quot;true negative&quot;; IF(AND([.B189]=&quot;error&quot;;[.C189]=&quot;correct&quot;); &quot;false positive&quot;; IF(AND([.B189]=&quot;correct&quot;;[.C18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binding Transition.name : String</text:p>
          </table:table-cell>
          <table:table-cell office:value-type="string" calcext:value-type="string">
            <text:p><text:s/>but received Boolean (STATICALLY_CONFIRMED) ;</text:p>
          </table:table-cell>
          <table:table-cell office:value-type="string" calcext:value-type="string">
            <text:p>The value of type 'class java.lang.Boolean' must be of type 'class java.lang.String'; witness m1014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1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90]=&quot;error&quot;;[.C190]=&quot;error&quot;); &quot;true positive&quot;; IF(AND([.B190]=&quot;correct&quot;;[.C190]=&quot;correct&quot;); &quot;true negative&quot;; IF(AND([.B190]=&quot;error&quot;;[.C190]=&quot;correct&quot;); &quot;false positive&quot;; IF(AND([.B190]=&quot;correct&quot;;[.C190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'operator '.*(java.lang.String); witness m1014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* - 87:12-87: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2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91]=&quot;error&quot;;[.C191]=&quot;error&quot;); &quot;true positive&quot;; IF(AND([.B191]=&quot;correct&quot;;[.C191]=&quot;correct&quot;); &quot;true negative&quot;; IF(AND([.B191]=&quot;error&quot;;[.C191]=&quot;correct&quot;); &quot;false positive&quot;; IF(AND([.B191]=&quot;correct&quot;;[.C191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The value of type 'class java.lang.Boolean' must be of type 'class java.lang.String'; witness m1014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&gt;= - 87:12-87: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3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92]=&quot;error&quot;;[.C192]=&quot;error&quot;); &quot;true positive&quot;; IF(AND([.B192]=&quot;correct&quot;;[.C192]=&quot;correct&quot;); &quot;true negative&quot;; IF(AND([.B192]=&quot;error&quot;;[.C192]=&quot;correct&quot;); &quot;false positive&quot;; IF(AND([.B192]=&quot;correct&quot;;[.C192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'AssembledChecker 9 to '.mod(java.lang.String); witness m1019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mod - 107:12-107: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93]=&quot;error&quot;;[.C193]=&quot;error&quot;); &quot;true positive&quot;; IF(AND([.B193]=&quot;correct&quot;;[.C193]=&quot;correct&quot;); &quot;true negative&quot;; IF(AND([.B193]=&quot;error&quot;;[.C193]=&quot;correct&quot;); &quot;false positive&quot;; IF(AND([.B193]=&quot;correct&quot;;[.C19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binding Transition.name : String</text:p>
          </table:table-cell>
          <table:table-cell office:value-type="string" calcext:value-type="string">
            <text:p><text:s/>but received Boolean (STATICALLY_CONFIRMED) ;</text:p>
          </table:table-cell>
          <table:table-cell office:value-type="string" calcext:value-type="string">
            <text:p>The value of type 'class java.lang.Boolean' must be of type 'class java.lang.String'; witness m1019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5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94]=&quot;error&quot;;[.C194]=&quot;error&quot;); &quot;true positive&quot;; IF(AND([.B194]=&quot;correct&quot;;[.C194]=&quot;correct&quot;); &quot;true negative&quot;; IF(AND([.B194]=&quot;error&quot;;[.C194]=&quot;correct&quot;); &quot;false positive&quot;; IF(AND([.B194]=&quot;correct&quot;;[.C194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false.+(java.lang.String); witness m1019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&lt;= - 107:13-107: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6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95]=&quot;error&quot;;[.C195]=&quot;error&quot;); &quot;true positive&quot;; IF(AND([.B195]=&quot;correct&quot;;[.C195]=&quot;correct&quot;); &quot;true negative&quot;; IF(AND([.B195]=&quot;error&quot;;[.C195]=&quot;correct&quot;); &quot;false positive&quot;; IF(AND([.B195]=&quot;correct&quot;;[.C195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'AssembledChecker 9'.implies(java.lang.String); witness m1019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implies - 107:13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7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96]=&quot;error&quot;;[.C196]=&quot;error&quot;); &quot;true positive&quot;; IF(AND([.B196]=&quot;correct&quot;;[.C196]=&quot;correct&quot;); &quot;true negative&quot;; IF(AND([.B196]=&quot;error&quot;;[.C196]=&quot;correct&quot;); &quot;false positive&quot;; IF(AND([.B196]=&quot;correct&quot;;[.C196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'AssembledChecker 9'.-(java.lang.String); witness m1019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- - 107:12-107: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8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97]=&quot;error&quot;;[.C197]=&quot;error&quot;); &quot;true positive&quot;; IF(AND([.B197]=&quot;correct&quot;;[.C197]=&quot;correct&quot;); &quot;true negative&quot;; IF(AND([.B197]=&quot;error&quot;;[.C197]=&quot;correct&quot;); &quot;false positive&quot;; IF(AND([.B197]=&quot;correct&quot;;[.C19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operand xor (STATICALLY_CONFIRMED) ;</text:p>
          </table:table-cell>
          <table:table-cell office:value-type="string" calcext:value-type="string">
            <text:p>The transformation produces ill-typed target models.; witness m448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1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98]=&quot;error&quot;;[.C198]=&quot;error&quot;); &quot;true positive&quot;; IF(AND([.B198]=&quot;correct&quot;;[.C198]=&quot;correct&quot;); &quot;true negative&quot;; IF(AND([.B198]=&quot;error&quot;;[.C198]=&quot;correct&quot;); &quot;false positive&quot;; IF(AND([.B198]=&quot;correct&quot;;[.C19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operand * (STATICALLY_CONFIRMED) ;</text:p>
          </table:table-cell>
          <table:table-cell office:value-type="string" calcext:value-type="string">
            <text:p>Operation not found: true.*(java.lang.Boolean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99]=&quot;error&quot;;[.C199]=&quot;error&quot;); &quot;true positive&quot;; IF(AND([.B199]=&quot;correct&quot;;[.C199]=&quot;correct&quot;); &quot;true negative&quot;; IF(AND([.B199]=&quot;error&quot;;[.C199]=&quot;correct&quot;); &quot;false positive&quot;; IF(AND([.B199]=&quot;correct&quot;;[.C19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y unresolved binding (Machine): <text:s/>Machine (ERROR_CONFIRMED) ;Possibly unresolved binding (Oper</text:p>
          </table:table-cell>
          <table:table-cell office:value-type="string" calcext:value-type="string">
            <text:p>Operation not found: 'Fail'.fail_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2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00]=&quot;error&quot;;[.C200]=&quot;error&quot;); &quot;true positive&quot;; IF(AND([.B200]=&quot;correct&quot;;[.C200]=&quot;correct&quot;); &quot;true negative&quot;; IF(AND([.B200]=&quot;error&quot;;[.C200]=&quot;correct&quot;); &quot;false positive&quot;; IF(AND([.B200]=&quot;correct&quot;;[.C20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operand &gt;= (STATICALLY_CONFIRMED) ;</text:p>
          </table:table-cell>
          <table:table-cell office:value-type="string" calcext:value-type="string">
            <text:p>Operation not found: true.&gt;=(java.lang.Integer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2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01]=&quot;error&quot;;[.C201]=&quot;error&quot;); &quot;true positive&quot;; IF(AND([.B201]=&quot;correct&quot;;[.C201]=&quot;correct&quot;); &quot;true negative&quot;; IF(AND([.B201]=&quot;error&quot;;[.C201]=&quot;correct&quot;); &quot;false positive&quot;; IF(AND([.B201]=&quot;correct&quot;;[.C201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ratorModification_mutant22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02]=&quot;error&quot;;[.C202]=&quot;error&quot;); &quot;true positive&quot;; IF(AND([.B202]=&quot;correct&quot;;[.C202]=&quot;correct&quot;); &quot;true negative&quot;; IF(AND([.B202]=&quot;error&quot;;[.C202]=&quot;correct&quot;); &quot;false positive&quot;; IF(AND([.B202]=&quot;correct&quot;;[.C202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ratorModification_mutant2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03]=&quot;error&quot;;[.C203]=&quot;error&quot;); &quot;true positive&quot;; IF(AND([.B203]=&quot;correct&quot;;[.C203]=&quot;correct&quot;); &quot;true negative&quot;; IF(AND([.B203]=&quot;error&quot;;[.C203]=&quot;correct&quot;); &quot;false positive&quot;; IF(AND([.B203]=&quot;correct&quot;;[.C20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operand / (STATICALLY_CONFIRMED) ;</text:p>
          </table:table-cell>
          <table:table-cell office:value-type="string" calcext:value-type="string">
            <text:p>Operation not found: true./(java.lang.Boolean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2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04]=&quot;error&quot;;[.C204]=&quot;error&quot;); &quot;true positive&quot;; IF(AND([.B204]=&quot;correct&quot;;[.C204]=&quot;correct&quot;); &quot;true negative&quot;; IF(AND([.B204]=&quot;error&quot;;[.C204]=&quot;correct&quot;); &quot;false positive&quot;; IF(AND([.B204]=&quot;correct&quot;;[.C20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ratorModification_mutant2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05]=&quot;error&quot;;[.C205]=&quot;error&quot;); &quot;true positive&quot;; IF(AND([.B205]=&quot;correct&quot;;[.C205]=&quot;correct&quot;); &quot;true negative&quot;; IF(AND([.B205]=&quot;error&quot;;[.C205]=&quot;correct&quot;); &quot;false positive&quot;; IF(AND([.B205]=&quot;correct&quot;;[.C20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xor not supported by Assembler (STATICALLY_CONFIRMED) ;</text:p>
          </table:table-cell>
          <table:table-cell office:value-type="string" calcext:value-type="string">
            <text:p>Operation not found: IN!&lt;unnamed&gt;.xor(org.eclipse.emf.ecore.impl.DynamicEObjectImpl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26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06]=&quot;error&quot;;[.C206]=&quot;error&quot;); &quot;true positive&quot;; IF(AND([.B206]=&quot;correct&quot;;[.C206]=&quot;correct&quot;); &quot;true negative&quot;; IF(AND([.B206]=&quot;error&quot;;[.C206]=&quot;correct&quot;); &quot;false positive&quot;; IF(AND([.B206]=&quot;correct&quot;;[.C20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= not supported by Assembler (STATICALLY_CONFIRMED) ;</text:p>
          </table:table-cell>
          <table:table-cell office:value-type="string" calcext:value-type="string">
            <text:p>Operation not found: IN!&lt;unnamed&gt;.&gt;=(org.eclipse.emf.ecore.impl.DynamicEObjectImpl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2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07]=&quot;error&quot;;[.C207]=&quot;error&quot;); &quot;true positive&quot;; IF(AND([.B207]=&quot;correct&quot;;[.C207]=&quot;correct&quot;); &quot;true negative&quot;; IF(AND([.B207]=&quot;error&quot;;[.C207]=&quot;correct&quot;); &quot;false positive&quot;; IF(AND([.B207]=&quot;correct&quot;;[.C20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/ not supported by Assembler (STATICALLY_CONFIRMED) ;</text:p>
          </table:table-cell>
          <table:table-cell office:value-type="string" calcext:value-type="string">
            <text:p>Operation not found: IN!&lt;unnamed&gt;./(org.eclipse.emf.ecore.impl.DynamicEObjectImpl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28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08]=&quot;error&quot;;[.C208]=&quot;error&quot;); &quot;true positive&quot;; IF(AND([.B208]=&quot;correct&quot;;[.C208]=&quot;correct&quot;); &quot;true negative&quot;; IF(AND([.B208]=&quot;error&quot;;[.C208]=&quot;correct&quot;); &quot;false positive&quot;; IF(AND([.B208]=&quot;correct&quot;;[.C208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'Assembler '.div(java.lang.Integer); witness m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div - 193:2-193: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29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09]=&quot;error&quot;;[.C209]=&quot;error&quot;); &quot;true positive&quot;; IF(AND([.B209]=&quot;correct&quot;;[.C209]=&quot;correct&quot;); &quot;true negative&quot;; IF(AND([.B209]=&quot;error&quot;;[.C209]=&quot;correct&quot;); &quot;false positive&quot;; IF(AND([.B209]=&quot;correct&quot;;[.C209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java.lang.Integer cannot be cast to java.lang.String; witness m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&gt;= - 193:2-193: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3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10]=&quot;error&quot;;[.C210]=&quot;error&quot;); &quot;true positive&quot;; IF(AND([.B210]=&quot;correct&quot;;[.C210]=&quot;correct&quot;); &quot;true negative&quot;; IF(AND([.B210]=&quot;error&quot;;[.C210]=&quot;correct&quot;); &quot;false positive&quot;; IF(AND([.B210]=&quot;correct&quot;;[.C210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underRepair.&gt;=(org.eclipse.m2m.atl.engine.emfvm.lib.EnumLiteral); witness m100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26:5-26: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30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11]=&quot;error&quot;;[.C211]=&quot;error&quot;); &quot;true positive&quot;; IF(AND([.B211]=&quot;correct&quot;;[.C211]=&quot;correct&quot;); &quot;true negative&quot;; IF(AND([.B211]=&quot;error&quot;;[.C211]=&quot;correct&quot;); &quot;false positive&quot;; IF(AND([.B211]=&quot;correct&quot;;[.C211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false.+(java.lang.Integer); witness m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&lt;= - 193:3-193: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3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12]=&quot;error&quot;;[.C212]=&quot;error&quot;); &quot;true positive&quot;; IF(AND([.B212]=&quot;correct&quot;;[.C212]=&quot;correct&quot;); &quot;true negative&quot;; IF(AND([.B212]=&quot;error&quot;;[.C212]=&quot;correct&quot;); &quot;false positive&quot;; IF(AND([.B212]=&quot;correct&quot;;[.C21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operand + (STATICALLY_CONFIRMED) ;</text:p>
          </table:table-cell>
          <table:table-cell office:value-type="string" calcext:value-type="string">
            <text:p>Operation not found: true.+(java.lang.Integer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32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13]=&quot;error&quot;;[.C213]=&quot;error&quot;); &quot;true positive&quot;; IF(AND([.B213]=&quot;correct&quot;;[.C213]=&quot;correct&quot;); &quot;true negative&quot;; IF(AND([.B213]=&quot;error&quot;;[.C213]=&quot;correct&quot;); &quot;false positive&quot;; IF(AND([.B213]=&quot;correct&quot;;[.C213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'Assembler'.*(java.lang.String); witness m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* - 193:2-193: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4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14]=&quot;error&quot;;[.C214]=&quot;error&quot;); &quot;true positive&quot;; IF(AND([.B214]=&quot;correct&quot;;[.C214]=&quot;correct&quot;); &quot;true negative&quot;; IF(AND([.B214]=&quot;error&quot;;[.C214]=&quot;correct&quot;); &quot;false positive&quot;; IF(AND([.B214]=&quot;correct&quot;;[.C214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The value of type 'class java.lang.Boolean' must be of type 'class java.lang.String'; witness m100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&lt;= - 47:12-47: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15]=&quot;error&quot;;[.C215]=&quot;error&quot;); &quot;true positive&quot;; IF(AND([.B215]=&quot;correct&quot;;[.C215]=&quot;correct&quot;); &quot;true negative&quot;; IF(AND([.B215]=&quot;error&quot;;[.C215]=&quot;correct&quot;); &quot;false positive&quot;; IF(AND([.B215]=&quot;correct&quot;;[.C21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binding Place.name : String</text:p>
          </table:table-cell>
          <table:table-cell office:value-type="string" calcext:value-type="string">
            <text:p><text:s/>but received Boolean (STATICALLY_CONFIRMED) ;</text:p>
          </table:table-cell>
          <table:table-cell office:value-type="string" calcext:value-type="string">
            <text:p>The value of type 'class java.lang.Boolean' must be of type 'class java.lang.String'; witness m100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6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16]=&quot;error&quot;;[.C216]=&quot;error&quot;); &quot;true positive&quot;; IF(AND([.B216]=&quot;correct&quot;;[.C216]=&quot;correct&quot;); &quot;true negative&quot;; IF(AND([.B216]=&quot;error&quot;;[.C216]=&quot;correct&quot;); &quot;false positive&quot;; IF(AND([.B216]=&quot;correct&quot;;[.C216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'Operator './(java.lang.String); witness m100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/ - 47:12-47: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7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17]=&quot;error&quot;;[.C217]=&quot;error&quot;); &quot;true positive&quot;; IF(AND([.B217]=&quot;correct&quot;;[.C217]=&quot;correct&quot;); &quot;true negative&quot;; IF(AND([.B217]=&quot;error&quot;;[.C217]=&quot;correct&quot;); &quot;false positive&quot;; IF(AND([.B217]=&quot;correct&quot;;[.C217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underRepair.&lt;=(org.eclipse.m2m.atl.engine.emfvm.lib.EnumLiteral); witness m100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43:4-43: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8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18]=&quot;error&quot;;[.C218]=&quot;error&quot;); &quot;true positive&quot;; IF(AND([.B218]=&quot;correct&quot;;[.C218]=&quot;correct&quot;); &quot;true negative&quot;; IF(AND([.B218]=&quot;error&quot;;[.C218]=&quot;correct&quot;); &quot;false positive&quot;; IF(AND([.B218]=&quot;correct&quot;;[.C218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underRepair.xor(org.eclipse.m2m.atl.engine.emfvm.lib.EnumLiteral); witness m100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43:4-43: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9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19]=&quot;error&quot;;[.C219]=&quot;error&quot;); &quot;true positive&quot;; IF(AND([.B219]=&quot;correct&quot;;[.C219]=&quot;correct&quot;); &quot;true negative&quot;; IF(AND([.B219]=&quot;error&quot;;[.C219]=&quot;correct&quot;); &quot;false positive&quot;; IF(AND([.B219]=&quot;correct&quot;;[.C219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underRepair./(org.eclipse.m2m.atl.engine.emfvm.lib.EnumLiteral); witness m100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43:4-43: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PatternElementModification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0]=&quot;error&quot;;[.C220]=&quot;error&quot;); &quot;true positive&quot;; IF(AND([.B220]=&quot;correct&quot;;[.C220]=&quot;correct&quot;); &quot;true negative&quot;; IF(AND([.B220]=&quot;error&quot;;[.C220]=&quot;correct&quot;); &quot;false positive&quot;; IF(AND([.B220]=&quot;correct&quot;;[.C22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Type.author found (STATICALLY_CONFIRMED) ;No feature Type.types found (STATICALLY_CONFIRM</text:p>
          </table:table-cell>
          <table:table-cell office:value-type="string" calcext:value-type="string">
            <text:p>Feature author does not exist on Type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1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1]=&quot;error&quot;;[.C221]=&quot;error&quot;); &quot;true positive&quot;; IF(AND([.B221]=&quot;correct&quot;;[.C221]=&quot;correct&quot;); &quot;true negative&quot;; IF(AND([.B221]=&quot;error&quot;;[.C221]=&quot;correct&quot;); &quot;false positive&quot;; IF(AND([.B221]=&quot;correct&quot;;[.C22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Type.author found (STATICALLY_CONFIRMED) ;Invalid parameter types: s. Expected addTransit</text:p>
          </table:table-cell>
          <table:table-cell office:value-type="string" calcext:value-type="string">
            <text:p>Feature author does not exist on Type; witness m1019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1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2]=&quot;error&quot;;[.C222]=&quot;error&quot;); &quot;true positive&quot;; IF(AND([.B222]=&quot;correct&quot;;[.C222]=&quot;correct&quot;); &quot;true negative&quot;; IF(AND([.B222]=&quot;error&quot;;[.C222]=&quot;correct&quot;); &quot;false positive&quot;; IF(AND([.B222]=&quot;correct&quot;;[.C22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source found (STATICALLY_CONFIRMED) ;No feature PetriNet.target found (STATICALL</text:p>
          </table:table-cell>
          <table:table-cell office:value-type="string" calcext:value-type="string">
            <text:p>Feature source does not exist on PetriNet; witness m1019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1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3]=&quot;error&quot;;[.C223]=&quot;error&quot;); &quot;true positive&quot;; IF(AND([.B223]=&quot;correct&quot;;[.C223]=&quot;correct&quot;); &quot;true negative&quot;; IF(AND([.B223]=&quot;error&quot;;[.C223]=&quot;correct&quot;); &quot;false positive&quot;; IF(AND([.B223]=&quot;correct&quot;;[.C22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source found (STATICALLY_CONFIRMED) ;No feature PetriNet.target found (STATICALL</text:p>
          </table:table-cell>
          <table:table-cell office:value-type="string" calcext:value-type="string">
            <text:p>Feature source does not exist on PetriNet; witness m1019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1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4]=&quot;error&quot;;[.C224]=&quot;error&quot;); &quot;true positive&quot;; IF(AND([.B224]=&quot;correct&quot;;[.C224]=&quot;correct&quot;); &quot;true negative&quot;; IF(AND([.B224]=&quot;error&quot;;[.C224]=&quot;correct&quot;); &quot;false positive&quot;; IF(AND([.B224]=&quot;correct&quot;;[.C224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values found (STATICALLY_CONFIRMED) ;Incoherent return type. Declared type (Set(</text:p>
          </table:table-cell>
          <table:table-cell office:value-type="string" calcext:value-type="string">
            <text:p>Feature values does not exist on PetriNet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1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5]=&quot;error&quot;;[.C225]=&quot;error&quot;); &quot;true positive&quot;; IF(AND([.B225]=&quot;correct&quot;;[.C225]=&quot;correct&quot;); &quot;true negative&quot;; IF(AND([.B225]=&quot;error&quot;;[.C225]=&quot;correct&quot;); &quot;false positive&quot;; IF(AND([.B225]=&quot;correct&quot;;[.C22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primType found (STATICALLY_CONFIRMED) ;No rule for binding: PetriNet (STATICALLY</text:p>
          </table:table-cell>
          <table:table-cell office:value-type="string" calcext:value-type="string">
            <text:p>Feature primType does not exist on PetriNet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6]=&quot;error&quot;;[.C226]=&quot;error&quot;); &quot;true positive&quot;; IF(AND([.B226]=&quot;correct&quot;;[.C226]=&quot;correct&quot;); &quot;true negative&quot;; IF(AND([.B226]=&quot;error&quot;;[.C226]=&quot;correct&quot;); &quot;false positive&quot;; IF(AND([.B226]=&quot;correct&quot;;[.C22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components found (STATICALLY_CONFIRMED) ;No rule for binding: PetriNet (STATICAL</text:p>
          </table:table-cell>
          <table:table-cell office:value-type="string" calcext:value-type="string">
            <text:p>Feature components does not exist on PetriNet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7]=&quot;error&quot;;[.C227]=&quot;error&quot;); &quot;true positive&quot;; IF(AND([.B227]=&quot;correct&quot;;[.C227]=&quot;correct&quot;); &quot;true negative&quot;; IF(AND([.B227]=&quot;error&quot;;[.C227]=&quot;correct&quot;); &quot;false positive&quot;; IF(AND([.B227]=&quot;correct&quot;;[.C22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components found (STATICALLY_CONFIRMED) ;No rule for binding: PetriNet (STATICAL</text:p>
          </table:table-cell>
          <table:table-cell office:value-type="string" calcext:value-type="string">
            <text:p>Feature components does not exist on PetriNet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8]=&quot;error&quot;;[.C228]=&quot;error&quot;); &quot;true positive&quot;; IF(AND([.B228]=&quot;correct&quot;;[.C228]=&quot;correct&quot;); &quot;true negative&quot;; IF(AND([.B228]=&quot;error&quot;;[.C228]=&quot;correct&quot;); &quot;false positive&quot;; IF(AND([.B228]=&quot;correct&quot;;[.C22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type found (STATICALLY_CONFIRMED) ;No feature PetriNet.tokens found (STATICALLY_</text:p>
          </table:table-cell>
          <table:table-cell office:value-type="string" calcext:value-type="string">
            <text:p>Feature type does not exist on PetriNet; witness m10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9]=&quot;error&quot;;[.C229]=&quot;error&quot;); &quot;true positive&quot;; IF(AND([.B229]=&quot;correct&quot;;[.C229]=&quot;correct&quot;); &quot;true negative&quot;; IF(AND([.B229]=&quot;error&quot;;[.C229]=&quot;correct&quot;); &quot;false positive&quot;; IF(AND([.B229]=&quot;correct&quot;;[.C22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type found (STATICALLY_CONFIRMED) ;No feature PetriNet.tokens found (STATICALLY_</text:p>
          </table:table-cell>
          <table:table-cell office:value-type="string" calcext:value-type="string">
            <text:p>Feature type does not exist on PetriNet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6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30]=&quot;error&quot;;[.C230]=&quot;error&quot;); &quot;true positive&quot;; IF(AND([.B230]=&quot;correct&quot;;[.C230]=&quot;correct&quot;); &quot;true negative&quot;; IF(AND([.B230]=&quot;error&quot;;[.C230]=&quot;correct&quot;); &quot;false positive&quot;; IF(AND([.B230]=&quot;correct&quot;;[.C23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type found (STATICALLY_CONFIRMED) ;No feature PetriNet.tokens found (STATICALLY_</text:p>
          </table:table-cell>
          <table:table-cell office:value-type="string" calcext:value-type="string">
            <text:p>Feature type does not exist on PetriNet; witness m1014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7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31]=&quot;error&quot;;[.C231]=&quot;error&quot;); &quot;true positive&quot;; IF(AND([.B231]=&quot;correct&quot;;[.C231]=&quot;correct&quot;); &quot;true negative&quot;; IF(AND([.B231]=&quot;error&quot;;[.C231]=&quot;correct&quot;); &quot;false positive&quot;; IF(AND([.B231]=&quot;correct&quot;;[.C231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s. Expected addTransitions(Sequence(Transition))</text:p>
          </table:table-cell>
          <table:table-cell office:value-type="string" calcext:value-type="string">
            <text:p><text:s/>given addTransitions(Seq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8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32]=&quot;error&quot;;[.C232]=&quot;error&quot;); &quot;true positive&quot;; IF(AND([.B232]=&quot;correct&quot;;[.C232]=&quot;correct&quot;); &quot;true negative&quot;; IF(AND([.B232]=&quot;error&quot;;[.C232]=&quot;correct&quot;); &quot;false positive&quot;; IF(AND([.B232]=&quot;correct&quot;;[.C232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s. Expected addTransitions(Sequence(Transition))</text:p>
          </table:table-cell>
          <table:table-cell office:value-type="string" calcext:value-type="string">
            <text:p><text:s/>given addTransitions(Seq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33]=&quot;error&quot;;[.C233]=&quot;error&quot;); &quot;true positive&quot;; IF(AND([.B233]=&quot;correct&quot;;[.C233]=&quot;correct&quot;); &quot;true negative&quot;; IF(AND([.B233]=&quot;error&quot;;[.C233]=&quot;correct&quot;); &quot;false positive&quot;; IF(AND([.B233]=&quot;correct&quot;;[.C23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parameter types: s. Expected addTransitions(Sequence(Transition))</text:p>
          </table:table-cell>
          <table:table-cell office:value-type="string" calcext:value-type="string">
            <text:p><text:s/>given addTransitions(Sequ</text:p>
          </table:table-cell>
          <table:table-cell office:value-type="string" calcext:value-type="string">
            <text:p>The value of type 'org.eclipse.emf.ecore.impl.EClassImpl@16f9f47 (name: PetriNet) (instanceClassName; witness m1019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1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34]=&quot;error&quot;;[.C234]=&quot;error&quot;); &quot;true positive&quot;; IF(AND([.B234]=&quot;correct&quot;;[.C234]=&quot;correct&quot;); &quot;true negative&quot;; IF(AND([.B234]=&quot;error&quot;;[.C234]=&quot;correct&quot;); &quot;false positive&quot;; IF(AND([.B234]=&quot;correct&quot;;[.C234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nam. Expected CreateAttribute(Boolean</text:p>
          </table:table-cell>
          <table:table-cell office:value-type="string" calcext:value-type="string">
            <text:p><text:s/>String)</text:p>
          </table:table-cell>
          <table:table-cell office:value-type="string" calcext:value-type="string">
            <text:p><text:s/>given CreateAttribute(Str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10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35]=&quot;error&quot;;[.C235]=&quot;error&quot;); &quot;true positive&quot;; IF(AND([.B235]=&quot;correct&quot;;[.C235]=&quot;correct&quot;); &quot;true negative&quot;; IF(AND([.B235]=&quot;error&quot;;[.C235]=&quot;correct&quot;); &quot;false positive&quot;; IF(AND([.B235]=&quot;correct&quot;;[.C235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s. Expected addArcs(Set(Arc))</text:p>
          </table:table-cell>
          <table:table-cell office:value-type="string" calcext:value-type="string">
            <text:p><text:s/>given addArcs(Sequence(Union {PlaceToTrans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meterTypeModification_mutant1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36]=&quot;error&quot;;[.C236]=&quot;error&quot;); &quot;true positive&quot;; IF(AND([.B236]=&quot;correct&quot;;[.C236]=&quot;correct&quot;); &quot;true negative&quot;; IF(AND([.B236]=&quot;error&quot;;[.C236]=&quot;correct&quot;); &quot;false positive&quot;; IF(AND([.B236]=&quot;correct&quot;;[.C23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2"/>
          <table:table-cell office:value-type="string" calcext:value-type="string">
            <text:p><text:s/>***WARNING*** anATLyser raised the exception java.util.concurrent.ExecutionException: java.lang.IllegalStateException: No type for anatlyzer.at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12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37]=&quot;error&quot;;[.C237]=&quot;error&quot;); &quot;true positive&quot;; IF(AND([.B237]=&quot;correct&quot;;[.C237]=&quot;correct&quot;); &quot;true negative&quot;; IF(AND([.B237]=&quot;error&quot;;[.C237]=&quot;correct&quot;); &quot;false positive&quot;; IF(AND([.B237]=&quot;correct&quot;;[.C237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s. Expected addArcs(Set(Arc))</text:p>
          </table:table-cell>
          <table:table-cell office:value-type="string" calcext:value-type="string">
            <text:p><text:s/>given addArcs(Sequence(Union {PlaceToTrans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meterTypeModification_mutant2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38]=&quot;error&quot;;[.C238]=&quot;error&quot;); &quot;true positive&quot;; IF(AND([.B238]=&quot;correct&quot;;[.C238]=&quot;correct&quot;); &quot;true negative&quot;; IF(AND([.B238]=&quot;error&quot;;[.C238]=&quot;correct&quot;); &quot;false positive&quot;; IF(AND([.B238]=&quot;correct&quot;;[.C238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nam. Expected CreateAttribute(Integer</text:p>
          </table:table-cell>
          <table:table-cell office:value-type="string" calcext:value-type="string">
            <text:p><text:s/>String)</text:p>
          </table:table-cell>
          <table:table-cell office:value-type="string" calcext:value-type="string">
            <text:p><text:s/>given CreateAttribute(Str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3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39]=&quot;error&quot;;[.C239]=&quot;error&quot;); &quot;true positive&quot;; IF(AND([.B239]=&quot;correct&quot;;[.C239]=&quot;correct&quot;); &quot;true negative&quot;; IF(AND([.B239]=&quot;error&quot;;[.C239]=&quot;correct&quot;); &quot;false positive&quot;; IF(AND([.B239]=&quot;correct&quot;;[.C239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nam. Expected CreateAttribute(Float</text:p>
          </table:table-cell>
          <table:table-cell office:value-type="string" calcext:value-type="string">
            <text:p><text:s/>String)</text:p>
          </table:table-cell>
          <table:table-cell office:value-type="string" calcext:value-type="string">
            <text:p><text:s/>given CreateAttribute(Str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4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40]=&quot;error&quot;;[.C240]=&quot;error&quot;); &quot;true positive&quot;; IF(AND([.B240]=&quot;correct&quot;;[.C240]=&quot;correct&quot;); &quot;true negative&quot;; IF(AND([.B240]=&quot;error&quot;;[.C240]=&quot;correct&quot;); &quot;false positive&quot;; IF(AND([.B240]=&quot;correct&quot;;[.C240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type. Expected CreateAttribute(String</text:p>
          </table:table-cell>
          <table:table-cell office:value-type="string" calcext:value-type="string">
            <text:p><text:s/>Boolean)</text:p>
          </table:table-cell>
          <table:table-cell office:value-type="string" calcext:value-type="string">
            <text:p><text:s/>given CreateAttribute(St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5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41]=&quot;error&quot;;[.C241]=&quot;error&quot;); &quot;true positive&quot;; IF(AND([.B241]=&quot;correct&quot;;[.C241]=&quot;correct&quot;); &quot;true negative&quot;; IF(AND([.B241]=&quot;error&quot;;[.C241]=&quot;correct&quot;); &quot;false positive&quot;; IF(AND([.B241]=&quot;correct&quot;;[.C241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type. Expected CreateAttribute(String</text:p>
          </table:table-cell>
          <table:table-cell office:value-type="string" calcext:value-type="string">
            <text:p><text:s/>Integer)</text:p>
          </table:table-cell>
          <table:table-cell office:value-type="string" calcext:value-type="string">
            <text:p><text:s/>given CreateAttribute(St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6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42]=&quot;error&quot;;[.C242]=&quot;error&quot;); &quot;true positive&quot;; IF(AND([.B242]=&quot;correct&quot;;[.C242]=&quot;correct&quot;); &quot;true negative&quot;; IF(AND([.B242]=&quot;error&quot;;[.C242]=&quot;correct&quot;); &quot;false positive&quot;; IF(AND([.B242]=&quot;correct&quot;;[.C242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type. Expected CreateAttribute(String</text:p>
          </table:table-cell>
          <table:table-cell office:value-type="string" calcext:value-type="string">
            <text:p><text:s/>Float)</text:p>
          </table:table-cell>
          <table:table-cell office:value-type="string" calcext:value-type="string">
            <text:p><text:s/>given CreateAttribute(Str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7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43]=&quot;error&quot;;[.C243]=&quot;error&quot;); &quot;true positive&quot;; IF(AND([.B243]=&quot;correct&quot;;[.C243]=&quot;correct&quot;); &quot;true negative&quot;; IF(AND([.B243]=&quot;error&quot;;[.C243]=&quot;correct&quot;); &quot;false positive&quot;; IF(AND([.B243]=&quot;correct&quot;;[.C243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s. Expected addTransitions(Set(Transition))</text:p>
          </table:table-cell>
          <table:table-cell office:value-type="string" calcext:value-type="string">
            <text:p><text:s/>given addTransitions(Sequence(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meterTypeModification_mutant8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44]=&quot;error&quot;;[.C244]=&quot;error&quot;); &quot;true positive&quot;; IF(AND([.B244]=&quot;correct&quot;;[.C244]=&quot;correct&quot;); &quot;true negative&quot;; IF(AND([.B244]=&quot;error&quot;;[.C244]=&quot;correct&quot;); &quot;false positive&quot;; IF(AND([.B244]=&quot;correct&quot;;[.C24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2"/>
          <table:table-cell office:value-type="string" calcext:value-type="string">
            <text:p><text:s/>***WARNING*** anATLyser raised the exception java.util.concurrent.ExecutionException: java.lang.IllegalStateException: No type for anatlyzer.at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9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45]=&quot;error&quot;;[.C245]=&quot;error&quot;); &quot;true positive&quot;; IF(AND([.B245]=&quot;correct&quot;;[.C245]=&quot;correct&quot;); &quot;true negative&quot;; IF(AND([.B245]=&quot;error&quot;;[.C245]=&quot;correct&quot;); &quot;false positive&quot;; IF(AND([.B245]=&quot;correct&quot;;[.C245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s. Expected addTransitions(Set(Transition))</text:p>
          </table:table-cell>
          <table:table-cell office:value-type="string" calcext:value-type="string">
            <text:p><text:s/>given addTransitions(Sequence(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itiveValueModification_mutant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46]=&quot;error&quot;;[.C246]=&quot;error&quot;); &quot;true positive&quot;; IF(AND([.B246]=&quot;correct&quot;;[.C246]=&quot;correct&quot;); &quot;true negative&quot;; IF(AND([.B246]=&quot;error&quot;;[.C246]=&quot;correct&quot;); &quot;false positive&quot;; IF(AND([.B246]=&quot;correct&quot;;[.C24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1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47]=&quot;error&quot;;[.C247]=&quot;error&quot;); &quot;true positive&quot;; IF(AND([.B247]=&quot;correct&quot;;[.C247]=&quot;correct&quot;); &quot;true negative&quot;; IF(AND([.B247]=&quot;error&quot;;[.C247]=&quot;correct&quot;); &quot;false positive&quot;; IF(AND([.B247]=&quot;correct&quot;;[.C24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esolveTemp - no output pattern <text:s/>in rule(s): <text:s text:c="2"/>Factory2Net 11:1-37:2 <text:s/>(STATICALLY_CONFIRMED) ;</text:p>
          </table:table-cell>
          <table:table-cell office:value-type="string" calcext:value-type="string">
            <text:p>The transformation produces ill-typed target models.; witness m10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itiveValueModification_mutant1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48]=&quot;error&quot;;[.C248]=&quot;error&quot;); &quot;true positive&quot;; IF(AND([.B248]=&quot;correct&quot;;[.C248]=&quot;correct&quot;); &quot;true negative&quot;; IF(AND([.B248]=&quot;error&quot;;[.C248]=&quot;correct&quot;); &quot;false positive&quot;; IF(AND([.B248]=&quot;correct&quot;;[.C24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esolveTemp - no output pattern <text:s/>in rule(s): <text:s text:c="2"/>Factory2Net 11:1-37:2 <text:s/>(STATICALLY_CONFIRMED) ;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itiveValueModification_mutant1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49]=&quot;error&quot;;[.C249]=&quot;error&quot;); &quot;true positive&quot;; IF(AND([.B249]=&quot;correct&quot;;[.C249]=&quot;correct&quot;); &quot;true negative&quot;; IF(AND([.B249]=&quot;error&quot;;[.C249]=&quot;correct&quot;); &quot;false positive&quot;; IF(AND([.B249]=&quot;correct&quot;;[.C24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esolveTemp - no output pattern <text:s/>in rule(s): <text:s text:c="2"/>Factory2Net 11:1-37:2 <text:s/>(STATICALLY_CONFIRMED) ;</text:p>
          </table:table-cell>
          <table:table-cell office:value-type="string" calcext:value-type="string">
            <text:p>The transformation produces ill-typed target models.; witness m1014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itiveValueModification_mutant1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50]=&quot;error&quot;;[.C250]=&quot;error&quot;); &quot;true positive&quot;; IF(AND([.B250]=&quot;correct&quot;;[.C250]=&quot;correct&quot;); &quot;true negative&quot;; IF(AND([.B250]=&quot;error&quot;;[.C250]=&quot;correct&quot;); &quot;false positive&quot;; IF(AND([.B250]=&quot;correct&quot;;[.C250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1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51]=&quot;error&quot;;[.C251]=&quot;error&quot;); &quot;true positive&quot;; IF(AND([.B251]=&quot;correct&quot;;[.C251]=&quot;correct&quot;); &quot;true negative&quot;; IF(AND([.B251]=&quot;error&quot;;[.C251]=&quot;correct&quot;); &quot;false positive&quot;; IF(AND([.B251]=&quot;correct&quot;;[.C251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1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52]=&quot;error&quot;;[.C252]=&quot;error&quot;); &quot;true positive&quot;; IF(AND([.B252]=&quot;correct&quot;;[.C252]=&quot;correct&quot;); &quot;true negative&quot;; IF(AND([.B252]=&quot;error&quot;;[.C252]=&quot;correct&quot;); &quot;false positive&quot;; IF(AND([.B252]=&quot;correct&quot;;[.C25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esolveTemp - no output pattern <text:s/>in rule(s): <text:s text:c="2"/>MachineToPlaces 54:1-71:2 <text:s/>(STATICALLY_CONFIRMED) </text:p>
          </table:table-cell>
          <table:table-cell office:value-type="string" calcext:value-type="string">
            <text:p>The transformation produces ill-typed target models.; witness m1019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itiveValueModification_mutant16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53]=&quot;error&quot;;[.C253]=&quot;error&quot;); &quot;true positive&quot;; IF(AND([.B253]=&quot;correct&quot;;[.C253]=&quot;correct&quot;); &quot;true negative&quot;; IF(AND([.B253]=&quot;error&quot;;[.C253]=&quot;correct&quot;); &quot;false positive&quot;; IF(AND([.B253]=&quot;correct&quot;;[.C25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esolveTemp - no output pattern <text:s/>in rule(s): <text:s text:c="2"/>MachineToPlaces 54:1-71:2 <text:s/>(STATICALLY_CONFIRMED) </text:p>
          </table:table-cell>
          <table:table-cell office:value-type="string" calcext:value-type="string">
            <text:p>The transformation produces ill-typed target models.; witness m1019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itiveValueModification_mutant1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54]=&quot;error&quot;;[.C254]=&quot;error&quot;); &quot;true positive&quot;; IF(AND([.B254]=&quot;correct&quot;;[.C254]=&quot;correct&quot;); &quot;true negative&quot;; IF(AND([.B254]=&quot;error&quot;;[.C254]=&quot;correct&quot;); &quot;false positive&quot;; IF(AND([.B254]=&quot;correct&quot;;[.C254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esolveTemp - no output pattern <text:s/>in rule(s): <text:s text:c="2"/>Factory2Net 11:1-37:2 <text:s/>(STATICALLY_CONFIRMED) ;Inc</text:p>
          </table:table-cell>
          <table:table-cell office:value-type="string" calcext:value-type="string">
            <text:p>Unable to access transitions on OclUndefined; witness m1014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itiveValueModification_mutant18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55]=&quot;error&quot;;[.C255]=&quot;error&quot;); &quot;true positive&quot;; IF(AND([.B255]=&quot;correct&quot;;[.C255]=&quot;correct&quot;); &quot;true negative&quot;; IF(AND([.B255]=&quot;error&quot;;[.C255]=&quot;correct&quot;); &quot;false positive&quot;; IF(AND([.B255]=&quot;correct&quot;;[.C25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esolveTemp - no output pattern <text:s/>in rule(s): <text:s text:c="2"/>Factory2Net 11:1-37:2 <text:s/>(STATICALLY_CONFIRMED) ;Inc</text:p>
          </table:table-cell>
          <table:table-cell office:value-type="string" calcext:value-type="string">
            <text:p>Unable to access arcs on OclUndefined; witness m1019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itiveValueModification_mutant19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56]=&quot;error&quot;;[.C256]=&quot;error&quot;); &quot;true positive&quot;; IF(AND([.B256]=&quot;correct&quot;;[.C256]=&quot;correct&quot;); &quot;true negative&quot;; IF(AND([.B256]=&quot;error&quot;;[.C256]=&quot;correct&quot;); &quot;false positive&quot;; IF(AND([.B256]=&quot;correct&quot;;[.C25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57]=&quot;error&quot;;[.C257]=&quot;error&quot;); &quot;true positive&quot;; IF(AND([.B257]=&quot;correct&quot;;[.C257]=&quot;correct&quot;); &quot;true negative&quot;; IF(AND([.B257]=&quot;error&quot;;[.C257]=&quot;correct&quot;); &quot;false positive&quot;; IF(AND([.B257]=&quot;correct&quot;;[.C257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0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58]=&quot;error&quot;;[.C258]=&quot;error&quot;); &quot;true positive&quot;; IF(AND([.B258]=&quot;correct&quot;;[.C258]=&quot;correct&quot;); &quot;true negative&quot;; IF(AND([.B258]=&quot;error&quot;;[.C258]=&quot;correct&quot;); &quot;false positive&quot;; IF(AND([.B258]=&quot;correct&quot;;[.C258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59]=&quot;error&quot;;[.C259]=&quot;error&quot;); &quot;true positive&quot;; IF(AND([.B259]=&quot;correct&quot;;[.C259]=&quot;correct&quot;); &quot;true negative&quot;; IF(AND([.B259]=&quot;error&quot;;[.C259]=&quot;correct&quot;); &quot;false positive&quot;; IF(AND([.B259]=&quot;correct&quot;;[.C259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2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0]=&quot;error&quot;;[.C260]=&quot;error&quot;); &quot;true positive&quot;; IF(AND([.B260]=&quot;correct&quot;;[.C260]=&quot;correct&quot;); &quot;true negative&quot;; IF(AND([.B260]=&quot;error&quot;;[.C260]=&quot;correct&quot;); &quot;false positive&quot;; IF(AND([.B260]=&quot;correct&quot;;[.C260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1]=&quot;error&quot;;[.C261]=&quot;error&quot;); &quot;true positive&quot;; IF(AND([.B261]=&quot;correct&quot;;[.C261]=&quot;correct&quot;); &quot;true negative&quot;; IF(AND([.B261]=&quot;error&quot;;[.C261]=&quot;correct&quot;); &quot;false positive&quot;; IF(AND([.B261]=&quot;correct&quot;;[.C261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2]=&quot;error&quot;;[.C262]=&quot;error&quot;); &quot;true positive&quot;; IF(AND([.B262]=&quot;correct&quot;;[.C262]=&quot;correct&quot;); &quot;true negative&quot;; IF(AND([.B262]=&quot;error&quot;;[.C262]=&quot;correct&quot;); &quot;false positive&quot;; IF(AND([.B262]=&quot;correct&quot;;[.C262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3]=&quot;error&quot;;[.C263]=&quot;error&quot;); &quot;true positive&quot;; IF(AND([.B263]=&quot;correct&quot;;[.C263]=&quot;correct&quot;); &quot;true negative&quot;; IF(AND([.B263]=&quot;error&quot;;[.C263]=&quot;correct&quot;); &quot;false positive&quot;; IF(AND([.B263]=&quot;correct&quot;;[.C26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4]=&quot;error&quot;;[.C264]=&quot;error&quot;); &quot;true positive&quot;; IF(AND([.B264]=&quot;correct&quot;;[.C264]=&quot;correct&quot;); &quot;true negative&quot;; IF(AND([.B264]=&quot;error&quot;;[.C264]=&quot;correct&quot;); &quot;false positive&quot;; IF(AND([.B264]=&quot;correct&quot;;[.C26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7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5]=&quot;error&quot;;[.C265]=&quot;error&quot;); &quot;true positive&quot;; IF(AND([.B265]=&quot;correct&quot;;[.C265]=&quot;correct&quot;); &quot;true negative&quot;; IF(AND([.B265]=&quot;error&quot;;[.C265]=&quot;correct&quot;); &quot;false positive&quot;; IF(AND([.B265]=&quot;correct&quot;;[.C265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8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6]=&quot;error&quot;;[.C266]=&quot;error&quot;); &quot;true positive&quot;; IF(AND([.B266]=&quot;correct&quot;;[.C266]=&quot;correct&quot;); &quot;true negative&quot;; IF(AND([.B266]=&quot;error&quot;;[.C266]=&quot;correct&quot;); &quot;false positive&quot;; IF(AND([.B266]=&quot;correct&quot;;[.C26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7]=&quot;error&quot;;[.C267]=&quot;error&quot;); &quot;true positive&quot;; IF(AND([.B267]=&quot;correct&quot;;[.C267]=&quot;correct&quot;); &quot;true negative&quot;; IF(AND([.B267]=&quot;error&quot;;[.C267]=&quot;correct&quot;); &quot;false positive&quot;; IF(AND([.B267]=&quot;correct&quot;;[.C267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8]=&quot;error&quot;;[.C268]=&quot;error&quot;); &quot;true positive&quot;; IF(AND([.B268]=&quot;correct&quot;;[.C268]=&quot;correct&quot;); &quot;true negative&quot;; IF(AND([.B268]=&quot;error&quot;;[.C268]=&quot;correct&quot;); &quot;false positive&quot;; IF(AND([.B268]=&quot;correct&quot;;[.C268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9]=&quot;error&quot;;[.C269]=&quot;error&quot;); &quot;true positive&quot;; IF(AND([.B269]=&quot;correct&quot;;[.C269]=&quot;correct&quot;); &quot;true negative&quot;; IF(AND([.B269]=&quot;error&quot;;[.C269]=&quot;correct&quot;); &quot;false positive&quot;; IF(AND([.B269]=&quot;correct&quot;;[.C269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70]=&quot;error&quot;;[.C270]=&quot;error&quot;); &quot;true positive&quot;; IF(AND([.B270]=&quot;correct&quot;;[.C270]=&quot;correct&quot;); &quot;true negative&quot;; IF(AND([.B270]=&quot;error&quot;;[.C270]=&quot;correct&quot;); &quot;false positive&quot;; IF(AND([.B270]=&quot;correct&quot;;[.C270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7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71]=&quot;error&quot;;[.C271]=&quot;error&quot;); &quot;true positive&quot;; IF(AND([.B271]=&quot;correct&quot;;[.C271]=&quot;correct&quot;); &quot;true negative&quot;; IF(AND([.B271]=&quot;error&quot;;[.C271]=&quot;correct&quot;); &quot;false positive&quot;; IF(AND([.B271]=&quot;correct&quot;;[.C271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8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72]=&quot;error&quot;;[.C272]=&quot;error&quot;); &quot;true positive&quot;; IF(AND([.B272]=&quot;correct&quot;;[.C272]=&quot;correct&quot;); &quot;true negative&quot;; IF(AND([.B272]=&quot;error&quot;;[.C272]=&quot;correct&quot;); &quot;false positive&quot;; IF(AND([.B272]=&quot;correct&quot;;[.C272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9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73]=&quot;error&quot;;[.C273]=&quot;error&quot;); &quot;true positive&quot;; IF(AND([.B273]=&quot;correct&quot;;[.C273]=&quot;correct&quot;); &quot;true negative&quot;; IF(AND([.B273]=&quot;error&quot;;[.C273]=&quot;correct&quot;); &quot;false positive&quot;; IF(AND([.B273]=&quot;correct&quot;;[.C27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Fixed, should work fine next time</text:p>
          </table:table-cell>
          <table:table-cell office:value-type="string" calcext:value-type="string">
            <text:p>Evaluated transformations</text:p>
          </table:table-cell>
          <table:table-cell office:value-type="float" office:value="272" calcext:value-type="float">
            <text:p>2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ndom testing catched a limitation</text:p>
          </table:table-cell>
          <table:table-cell office:value-type="string" calcext:value-type="string">
            <text:p>True positives</text:p>
          </table:table-cell>
          <table:table-cell table:formula="of:=COUNTIF([.D2:.D273];&quot;true positive&quot;)" office:value-type="float" office:value="113" calcext:value-type="float">
            <text:p>113</text:p>
          </table:table-cell>
          <table:table-cell table:formula="of:=ROUND([.C277]/[.C276];2)" office:value-type="float" office:value="0.42" calcext:value-type="float">
            <text:p>0,4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o be fixed</text:p>
          </table:table-cell>
          <table:table-cell office:value-type="string" calcext:value-type="string">
            <text:p>True negatives</text:p>
          </table:table-cell>
          <table:table-cell table:formula="of:=COUNTIF([.D2:.D273];&quot;true negative&quot;)" office:value-type="float" office:value="84" calcext:value-type="float">
            <text:p>84</text:p>
          </table:table-cell>
          <table:table-cell table:formula="of:=ROUND([.C278]/[.C276];2)" office:value-type="float" office:value="0.31" calcext:value-type="float">
            <text:p>0,3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A warning, should not be counted</text:p>
          </table:table-cell>
          <table:table-cell office:value-type="string" calcext:value-type="string">
            <text:p>False positives</text:p>
          </table:table-cell>
          <table:table-cell table:formula="of:=COUNTIF([.D2:.D273];&quot;false positive&quot;)" office:value-type="float" office:value="43" calcext:value-type="float">
            <text:p>43</text:p>
          </table:table-cell>
          <table:table-cell table:formula="of:=ROUND([.C279]/[.C276];2)" office:value-type="float" office:value="0.16" calcext:value-type="float">
            <text:p>0,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alse negatives</text:p>
          </table:table-cell>
          <table:table-cell table:formula="of:=COUNTIF([.D2:.D273];&quot;false negative&quot;)" office:value-type="float" office:value="32" calcext:value-type="float">
            <text:p>32</text:p>
          </table:table-cell>
          <table:table-cell table:formula="of:=ROUND([.C280]/[.C276];2)" office:value-type="float" office:value="0.12" calcext:value-type="float">
            <text:p>0,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formula="of:=ROUND([.C277]/([.C277]+[.C279]);2)" office:value-type="float" office:value="0.72" calcext:value-type="float">
            <text:p>0,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table:formula="of:=ROUND([.C277]/([.C277]+[.C280]);2)" office:value-type="float" office:value="0.78" calcext:value-type="float">
            <text:p>0,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formula="of:=ROUND(([.C277]+[.C278])/([.C277]+[.C278]+[.C279]+[.C280]);2)" office:value-type="float" office:value="0.72" calcext:value-type="float">
            <text:p>0,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-score</text:p>
          </table:table-cell>
          <table:table-cell table:formula="of:=ROUND((2*[.C281]*[.C282])/([.C281]+[.C282]);2)" office:value-type="float" office:value="0.75" calcext:value-type="float">
            <text:p>0,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natlyser exceptions</text:p>
          </table:table-cell>
          <table:table-cell table:formula="of:=[.C276]-contar.blanco([.G2:.G273])" office:value-type="string" office:string-value="" calcext:value-type="error">
            <text:p>#NAME?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22:27:16.314618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5-11-26T22:53:29.201605142</dc:date>
    <dc:creator>jesus </dc:creator>
    <meta:editing-duration>PT4H31M54S</meta:editing-duration>
    <meta:editing-cycles>22</meta:editing-cycles>
    <meta:document-statistic meta:table-count="1" meta:cell-count="1515" meta:object-count="0"/>
  </office:meta>
</office:document-meta>
</file>